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292in" table:align="left" style:writing-mode="lr-tb"/>
    </style:style>
    <style:style style:name="Table1.A" style:family="table-column">
      <style:table-column-properties style:column-width="0.6563in"/>
    </style:style>
    <style:style style:name="Table1.B" style:family="table-column">
      <style:table-column-properties style:column-width="0.6889in"/>
    </style:style>
    <style:style style:name="Table1.C" style:family="table-column">
      <style:table-column-properties style:column-width="0.6111in"/>
    </style:style>
    <style:style style:name="Table1.D" style:family="table-column">
      <style:table-column-properties style:column-width="0.5729in"/>
    </style:style>
    <style:style style:name="Table1.E" style:family="table-column">
      <style:table-column-properties style:column-width="0.5188in"/>
    </style:style>
    <style:style style:name="Table1.F" style:family="table-column">
      <style:table-column-properties style:column-width="0.481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2" style:family="table">
      <style:table-properties style:width="3.3111in" table:align="left" style:writing-mode="lr-tb"/>
    </style:style>
    <style:style style:name="Table2.A" style:family="table-column">
      <style:table-column-properties style:column-width="0.6194in"/>
    </style:style>
    <style:style style:name="Table2.B" style:family="table-column">
      <style:table-column-properties style:column-width="0.897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118in" table:align="left" style:writing-mode="lr-tb"/>
    </style:style>
    <style:style style:name="Table4.A" style:family="table-column">
      <style:table-column-properties style:column-width="0.6097in"/>
    </style:style>
    <style:style style:name="Table4.B" style:family="table-column">
      <style:table-column-properties style:column-width="0.900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9f9479" style:font-name-asian="Liberation Serif1" style:font-size-asian="15pt" style:font-weight-asian="bold" style:font-name-complex="Liberation Serif1" style:font-size-complex="15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487db"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b1b89d" officeooo:paragraph-rsid="00b1b89d"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11"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3c2338" officeooo:paragraph-rsid="00ac543e" style:font-name-asian="Liberation Serif1" style:font-size-asian="15pt" style:font-weight-asian="bold" style:font-name-complex="Liberation Serif1"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64787"/>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normal" officeooo:rsid="009f9479" officeooo:paragraph-rsid="009f9479" style:font-weight-asian="normal" style:font-weight-complex="normal"/>
    </style:style>
    <style:style style:name="P20" style:family="paragraph" style:parent-style-name="Standard">
      <style:paragraph-properties fo:text-align="start" style:justify-single-word="false"/>
      <style:text-properties fo:font-weight="normal" officeooo:rsid="00a487db" officeooo:paragraph-rsid="00a487db" style:font-weight-asian="normal" style:font-weight-complex="normal"/>
    </style:style>
    <style:style style:name="P21" style:family="paragraph" style:parent-style-name="Standard">
      <style:paragraph-properties fo:text-align="start" style:justify-single-word="false"/>
      <style:text-properties fo:font-weight="normal" officeooo:rsid="00a8744c" officeooo:paragraph-rsid="00a8744c" style:font-weight-asian="normal" style:font-weight-complex="normal"/>
    </style:style>
    <style:style style:name="P22" style:family="paragraph" style:parent-style-name="Standard">
      <style:paragraph-properties fo:text-align="start" style:justify-single-word="false"/>
      <style:text-properties fo:font-weight="normal" officeooo:rsid="00aa0ad1" officeooo:paragraph-rsid="00aa0ad1" style:font-weight-asian="normal" style:font-weight-complex="normal"/>
    </style:style>
    <style:style style:name="P23" style:family="paragraph" style:parent-style-name="Standard">
      <style:paragraph-properties fo:text-align="start" style:justify-single-word="false"/>
      <style:text-properties fo:font-weight="normal" officeooo:rsid="00ae10c2" officeooo:paragraph-rsid="00ae10c2" style:font-weight-asian="normal" style:font-weight-complex="normal"/>
    </style:style>
    <style:style style:name="P24" style:family="paragraph" style:parent-style-name="Standard">
      <style:paragraph-properties fo:text-align="start" style:justify-single-word="false"/>
      <style:text-properties fo:font-weight="normal" officeooo:rsid="00b1b89d" officeooo:paragraph-rsid="00b1b89d" style:font-weight-asian="normal" style:font-weight-complex="normal"/>
    </style:style>
    <style:style style:name="P25" style:family="paragraph" style:parent-style-name="Standard">
      <style:paragraph-properties fo:text-align="start" style:justify-single-word="false"/>
      <style:text-properties fo:color="#000000" style:font-name="Liberation Serif1" fo:font-size="15pt" style:text-underline-style="solid" style:text-underline-width="auto" style:text-underline-color="font-color" fo:font-weight="bold" officeooo:paragraph-rsid="00a777da" style:font-name-asian="Liberation Serif1" style:font-size-asian="15pt" style:font-weight-asian="bold" style:font-name-complex="Liberation Serif1" style:font-size-complex="15pt" style:font-weight-complex="bold"/>
    </style:style>
    <style:style style:name="P26" style:family="paragraph" style:parent-style-name="Standard">
      <style:paragraph-properties fo:text-align="start" style:justify-single-word="false"/>
      <style:text-properties fo:color="#000000" style:font-name="Liberation Serif1" fo:font-size="12pt" officeooo:rsid="003c2338" officeooo:paragraph-rsid="00aa9a77" style:font-name-asian="Liberation Serif1" style:font-size-asian="12pt" style:font-name-complex="Liberation Serif1" style:font-size-complex="12pt"/>
    </style:style>
    <style:style style:name="P2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b4a233" style:font-name-asian="Liberation Serif1" style:font-size-asian="12pt" style:font-name-complex="Liberation Serif1" style:font-size-complex="12pt"/>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90eb1c" style:font-name-asian="Liberation Serif1" style:font-size-asian="12pt" style:font-weight-asian="bold" style:font-name-complex="Liberation Serif1"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b5686c" style:font-name-asian="Liberation Serif1" style:font-size-asian="12pt" style:font-weight-asian="normal" style:font-name-complex="Liberation Serif1"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1c24a" officeooo:paragraph-rsid="0091c24a" style:font-name-asian="Liberation Serif1" style:font-size-asian="12pt" style:font-weight-asian="normal" style:font-name-complex="Liberation Serif1" style:font-size-complex="12pt" style:font-weight-complex="normal"/>
    </style:style>
    <style:style style:name="P3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style:font-name-asian="Liberation Serif1" style:font-size-asian="12pt" style:font-name-complex="Liberation Serif1" style:font-size-complex="12pt"/>
    </style:style>
    <style:style style:name="P3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aa0c8" officeooo:paragraph-rsid="00bc4657" style:font-name-asian="Liberation Serif1" style:font-size-asian="12pt" style:font-name-complex="Liberation Serif1" style:font-size-complex="12pt"/>
    </style:style>
    <style:style style:name="P3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38" style:family="paragraph" style:parent-style-name="Standard">
      <style:paragraph-properties fo:margin-left="0in" fo:margin-right="0in" fo:text-align="start" style:justify-single-word="false" fo:text-indent="0in" style:auto-text-indent="false" style:writing-mode="lr-tb"/>
      <style:text-properties fo:color="#000000" style:text-line-through-style="solid" style:text-line-through-type="single"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writing-mode="lr-tb"/>
      <style:text-properties officeooo:rsid="00b9050e" officeooo:paragraph-rsid="00b9050e"/>
    </style:style>
    <style:style style:name="P40"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paragraph-rsid="0090eb1c" style:font-name-asian="Liberation Serif1" style:font-size-asian="15pt" style:font-weight-asian="bold" style:font-name-complex="Liberation Serif1" style:font-size-complex="15pt" style:font-weight-complex="bold"/>
    </style:style>
    <style:style style:name="P41"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42"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9f9479" officeooo:paragraph-rsid="009f9479" style:font-name-asian="Liberation Serif1" style:font-size-asian="15pt" style:font-weight-asian="bold" style:font-name-complex="Liberation Serif1" style:font-size-complex="15pt" style:font-weight-complex="bold"/>
    </style:style>
    <style:style style:name="P4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4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4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48"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49"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50"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1" style:family="paragraph" style:parent-style-name="Table_20_Contents">
      <style:paragraph-properties fo:text-align="start" style:justify-single-word="false"/>
      <style:text-properties officeooo:rsid="00bb0b33" officeooo:paragraph-rsid="00bb0b33"/>
    </style:style>
    <style:style style:name="P52" style:family="paragraph" style:parent-style-name="Table_20_Contents">
      <style:paragraph-properties fo:text-align="center" style:justify-single-word="false"/>
      <style:text-properties officeooo:rsid="00bb0b33" officeooo:paragraph-rsid="00bb0b33"/>
    </style:style>
    <style:style style:name="P53" style:family="paragraph" style:parent-style-name="Table_20_Contents">
      <style:paragraph-properties fo:text-align="end" style:justify-single-word="false"/>
      <style:text-properties officeooo:rsid="00bb0b33" officeooo:paragraph-rsid="00bb0b33"/>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text-properties officeooo:rsid="00bb0b33" officeooo:paragraph-rsid="00bb7691"/>
    </style:style>
    <style:style style:name="P56" style:family="paragraph" style:parent-style-name="Table_20_Contents">
      <style:paragraph-properties fo:text-align="start" style:justify-single-word="false"/>
      <style:text-properties officeooo:rsid="00bb0b33" officeooo:paragraph-rsid="00bb7691"/>
    </style:style>
    <style:style style:name="P57" style:family="paragraph" style:parent-style-name="Table_20_Contents">
      <style:paragraph-properties fo:text-align="center" style:justify-single-word="false"/>
      <style:text-properties officeooo:paragraph-rsid="00bb7691"/>
    </style:style>
    <style:style style:name="P58" style:family="paragraph" style:parent-style-name="Table_20_Contents">
      <style:paragraph-properties fo:text-align="end" style:justify-single-word="false"/>
    </style:style>
    <style:style style:name="P59" style:family="paragraph" style:parent-style-name="Standard" style:master-page-name="Page_20_Style_20_1">
      <style:paragraph-properties fo:text-align="start" style:justify-single-word="false" style:page-number="auto" fo:break-before="page"/>
    </style:style>
    <style:style style:name="P60" style:family="paragraph" style:parent-style-name="Standard" style:list-style-name="L3">
      <style:paragraph-properties fo:text-align="start" style:justify-single-word="false"/>
      <style:text-properties fo:font-weight="normal" officeooo:rsid="009c800d" officeooo:paragraph-rsid="009c800d" style:font-weight-asian="normal" style:font-weight-complex="normal"/>
    </style:style>
    <style:style style:name="P61" style:family="paragraph" style:parent-style-name="Standard" style:list-style-name="L3">
      <style:paragraph-properties fo:text-align="start" style:justify-single-word="false"/>
      <style:text-properties fo:font-weight="normal" officeooo:rsid="009e3ad9" officeooo:paragraph-rsid="009e3ad9" style:font-weight-asian="normal" style:font-weight-complex="normal"/>
    </style:style>
    <style:style style:name="P62" style:family="paragraph" style:parent-style-name="Standard" style:list-style-name="L3">
      <style:paragraph-properties fo:text-align="start" style:justify-single-word="false"/>
      <style:text-properties fo:font-weight="normal" officeooo:rsid="009f9479" officeooo:paragraph-rsid="009f9479" style:font-weight-asian="normal" style:font-weight-complex="normal"/>
    </style:style>
    <style:style style:name="P63" style:family="paragraph" style:parent-style-name="Standard" style:list-style-name="L3">
      <style:paragraph-properties fo:text-align="start" style:justify-single-word="false"/>
      <style:text-properties fo:font-weight="normal" officeooo:rsid="00a0e079" officeooo:paragraph-rsid="00a0e079" style:font-weight-asian="normal" style:font-weight-complex="normal"/>
    </style:style>
    <style:style style:name="P64" style:family="paragraph" style:parent-style-name="Standard" style:list-style-name="L3">
      <style:paragraph-properties fo:text-align="start" style:justify-single-word="false"/>
      <style:text-properties fo:font-weight="normal" officeooo:rsid="00a2e03d" officeooo:paragraph-rsid="00a2e03d" style:font-weight-asian="normal" style:font-weight-complex="normal"/>
    </style:style>
    <style:style style:name="P65" style:family="paragraph" style:parent-style-name="Standard" style:list-style-name="L3">
      <style:paragraph-properties fo:text-align="start" style:justify-single-word="false"/>
      <style:text-properties fo:font-weight="normal" officeooo:rsid="00a487db" officeooo:paragraph-rsid="00a487db" style:font-weight-asian="normal" style:font-weight-complex="normal"/>
    </style:style>
    <style:style style:name="P66" style:family="paragraph" style:parent-style-name="Standard" style:list-style-name="L3">
      <style:paragraph-properties fo:text-align="start" style:justify-single-word="false"/>
      <style:text-properties fo:font-weight="normal" officeooo:rsid="00a6544a" officeooo:paragraph-rsid="00a6544a" style:font-weight-asian="normal" style:font-weight-complex="normal"/>
    </style:style>
    <style:style style:name="P67" style:family="paragraph" style:parent-style-name="Standard" style:list-style-name="L3">
      <style:paragraph-properties fo:text-align="start" style:justify-single-word="false"/>
      <style:text-properties fo:font-weight="normal" officeooo:rsid="00a777da" officeooo:paragraph-rsid="00a777da" style:font-weight-asian="normal" style:font-weight-complex="normal"/>
    </style:style>
    <style:style style:name="P68" style:family="paragraph" style:parent-style-name="Standard" style:list-style-name="L4">
      <style:paragraph-properties fo:text-align="start" style:justify-single-word="false"/>
      <style:text-properties fo:font-weight="normal" officeooo:rsid="00a777da" officeooo:paragraph-rsid="00a777da" style:font-weight-asian="normal" style:font-weight-complex="normal"/>
    </style:style>
    <style:style style:name="P69" style:family="paragraph" style:parent-style-name="Standard" style:list-style-name="L4">
      <style:paragraph-properties fo:text-align="start" style:justify-single-word="false"/>
      <style:text-properties fo:font-weight="normal" officeooo:rsid="00a78f8a" officeooo:paragraph-rsid="00a78f8a" style:font-weight-asian="normal" style:font-weight-complex="normal"/>
    </style:style>
    <style:style style:name="P70" style:family="paragraph" style:parent-style-name="Standard" style:list-style-name="L4">
      <style:paragraph-properties fo:text-align="start" style:justify-single-word="false"/>
      <style:text-properties fo:font-weight="normal" officeooo:rsid="00a8744c" officeooo:paragraph-rsid="00a8744c" style:font-weight-asian="normal" style:font-weight-complex="normal"/>
    </style:style>
    <style:style style:name="P71" style:family="paragraph" style:parent-style-name="Standard" style:list-style-name="L4">
      <style:paragraph-properties fo:text-align="start" style:justify-single-word="false"/>
      <style:text-properties fo:font-weight="normal" officeooo:rsid="00a8bca2" officeooo:paragraph-rsid="00a8bca2" style:font-weight-asian="normal" style:font-weight-complex="normal"/>
    </style:style>
    <style:style style:name="P72" style:family="paragraph" style:parent-style-name="Standard" style:list-style-name="L4">
      <style:paragraph-properties fo:text-align="start" style:justify-single-word="false"/>
      <style:text-properties fo:font-weight="normal" officeooo:rsid="00aa0ad1" officeooo:paragraph-rsid="00aa0ad1" style:font-weight-asian="normal" style:font-weight-complex="normal"/>
    </style:style>
    <style:style style:name="P73" style:family="paragraph" style:parent-style-name="Standard" style:list-style-name="L5">
      <style:paragraph-properties fo:text-align="start" style:justify-single-word="false"/>
      <style:text-properties fo:font-weight="normal" officeooo:rsid="00aa0ad1" officeooo:paragraph-rsid="00b1b89d" style:font-weight-asian="normal" style:font-weight-complex="normal"/>
    </style:style>
    <style:style style:name="P74" style:family="paragraph" style:parent-style-name="Standard" style:list-style-name="L4">
      <style:paragraph-properties fo:text-align="start" style:justify-single-word="false"/>
      <style:text-properties fo:font-weight="normal" officeooo:rsid="00aa9a77" officeooo:paragraph-rsid="00aa9a77" style:font-weight-asian="normal" style:font-weight-complex="normal"/>
    </style:style>
    <style:style style:name="P75" style:family="paragraph" style:parent-style-name="Standard" style:list-style-name="L5">
      <style:paragraph-properties fo:text-align="start" style:justify-single-word="false"/>
      <style:text-properties fo:font-weight="normal" officeooo:rsid="00aa9a77" officeooo:paragraph-rsid="00b1b89d" style:font-weight-asian="normal" style:font-weight-complex="normal"/>
    </style:style>
    <style:style style:name="P76" style:family="paragraph" style:parent-style-name="Standard" style:list-style-name="L5">
      <style:paragraph-properties fo:text-align="start" style:justify-single-word="false"/>
      <style:text-properties fo:font-weight="normal" officeooo:rsid="00acab53" officeooo:paragraph-rsid="00acab53" style:font-weight-asian="normal" style:font-weight-complex="normal"/>
    </style:style>
    <style:style style:name="P77" style:family="paragraph" style:parent-style-name="Standard" style:list-style-name="L5">
      <style:paragraph-properties fo:text-align="start" style:justify-single-word="false"/>
      <style:text-properties fo:font-weight="normal" officeooo:rsid="00acab53" officeooo:paragraph-rsid="00ae10c2" style:font-weight-asian="normal" style:font-weight-complex="normal"/>
    </style:style>
    <style:style style:name="P78" style:family="paragraph" style:parent-style-name="Standard" style:list-style-name="L5">
      <style:paragraph-properties fo:text-align="start" style:justify-single-word="false"/>
      <style:text-properties fo:font-weight="normal" officeooo:rsid="00ae10c2" officeooo:paragraph-rsid="00ae10c2" style:font-weight-asian="normal" style:font-weight-complex="normal"/>
    </style:style>
    <style:style style:name="P79" style:family="paragraph" style:parent-style-name="Standard" style:list-style-name="L5">
      <style:paragraph-properties fo:text-align="start" style:justify-single-word="false"/>
      <style:text-properties fo:font-weight="normal" officeooo:rsid="00afedaf" officeooo:paragraph-rsid="00afedaf" style:font-weight-asian="normal" style:font-weight-complex="normal"/>
    </style:style>
    <style:style style:name="P80" style:family="paragraph" style:parent-style-name="Standard" style:list-style-name="L5">
      <style:paragraph-properties fo:text-align="start" style:justify-single-word="false"/>
      <style:text-properties fo:font-weight="normal" officeooo:rsid="00b10b45" officeooo:paragraph-rsid="00b10b45" style:font-weight-asian="normal" style:font-weight-complex="normal"/>
    </style:style>
    <style:style style:name="P81" style:family="paragraph" style:parent-style-name="Standard" style:list-style-name="L5">
      <style:paragraph-properties fo:text-align="start" style:justify-single-word="false"/>
      <style:text-properties fo:font-weight="normal" officeooo:rsid="00b1b89d" officeooo:paragraph-rsid="00b1b89d" style:font-weight-asian="normal" style:font-weight-complex="normal"/>
    </style:style>
    <style:style style:name="P82"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3"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4"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85"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86"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87" style:family="paragraph" style:parent-style-name="Standard" style:list-style-name="L7">
      <style:paragraph-properties fo:text-align="start" style:justify-single-word="false" style:writing-mode="lr-tb"/>
      <style:text-properties fo:color="#000000" style:font-name="Liberation Serif1" fo:font-size="12pt" officeooo:rsid="00bc4657" officeooo:paragraph-rsid="00bc4657" style:font-name-asian="Liberation Serif1" style:font-size-asian="12pt" style:font-name-complex="Liberation Serif1" style:font-size-complex="12pt"/>
    </style:style>
    <style:style style:name="P8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0" style:family="paragraph" style:parent-style-name="Standard" style:list-style-name="L6">
      <style:paragraph-properties fo:text-align="start" style:justify-single-word="false" style:writing-mode="lr-tb"/>
      <style:text-properties fo:color="#000000" style:font-name="Liberation Serif1" fo:font-size="12pt" fo:font-weight="bold" officeooo:paragraph-rsid="00b2990f" style:font-name-asian="Liberation Serif1" style:font-size-asian="12pt" style:font-weight-asian="bold" style:font-name-complex="Liberation Serif1" style:font-size-complex="12pt" style:font-weight-complex="bold"/>
    </style:style>
    <style:style style:name="P91"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92" style:family="paragraph" style:parent-style-name="Standard" style:list-style-name="L6">
      <style:paragraph-properties fo:text-align="start" style:justify-single-word="false" style:writing-mode="lr-tb"/>
      <style:text-properties fo:color="#000000" style:font-name="Liberation Serif1" fo:font-size="12pt" fo:font-weight="normal" officeooo:rsid="00b2990f" officeooo:paragraph-rsid="00b2990f" style:font-name-asian="Liberation Serif1" style:font-size-asian="12pt" style:font-weight-asian="normal" style:font-name-complex="Liberation Serif1" style:font-size-complex="12pt" style:font-weight-complex="normal"/>
    </style:style>
    <style:style style:name="P93"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b2990f" style:font-name-asian="Liberation Serif1" style:font-size-asian="12pt" style:font-weight-asian="normal" style:font-name-complex="Liberation Serif1" style:font-size-complex="12pt" style:font-weight-complex="normal"/>
    </style:style>
    <style:style style:name="P94"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b2990f" style:font-name-asian="Liberation Serif1" style:font-size-asian="12pt" style:font-weight-asian="normal" style:font-name-complex="Liberation Serif1" style:font-size-complex="12pt" style:font-weight-complex="normal"/>
    </style:style>
    <style:style style:name="P95"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b2990f" style:font-name-asian="Liberation Serif1" style:font-size-asian="12pt" style:font-weight-asian="normal" style:font-name-complex="Liberation Serif1" style:font-size-complex="12pt" style:font-weight-complex="normal"/>
    </style:style>
    <style:style style:name="P96"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b2990f" style:font-name-asian="Liberation Serif1" style:font-size-asian="12pt" style:font-weight-asian="normal" style:font-name-complex="Liberation Serif1" style:font-size-complex="12pt" style:font-weight-complex="normal"/>
    </style:style>
    <style:style style:name="P97"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b2990f" style:font-name-asian="Liberation Serif1" style:font-size-asian="12pt" style:font-weight-asian="normal" style:font-name-complex="Liberation Serif1" style:font-size-complex="12pt" style:font-weight-complex="normal"/>
    </style:style>
    <style:style style:name="P98"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b2990f" style:font-name-asian="Liberation Serif1" style:font-size-asian="12pt" style:font-weight-asian="normal" style:font-name-complex="Liberation Serif1" style:font-size-complex="12pt" style:font-weight-complex="normal"/>
    </style:style>
    <style:style style:name="P99"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b2990f" style:font-name-asian="Liberation Serif1" style:font-size-asian="12pt" style:font-weight-asian="normal" style:font-name-complex="Liberation Serif1" style:font-size-complex="12pt" style:font-weight-complex="normal"/>
    </style:style>
    <style:style style:name="P100"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b2990f" style:font-name-asian="Liberation Serif1" style:font-size-asian="12pt" style:font-weight-asian="normal" style:font-name-complex="Liberation Serif1" style:font-size-complex="12pt" style:font-weight-complex="normal"/>
    </style:style>
    <style:style style:name="P101"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b2990f" style:font-name-asian="Liberation Serif1" style:font-size-asian="12pt" style:font-weight-asian="normal" style:font-name-complex="Liberation Serif1" style:font-size-complex="12pt" style:font-weight-complex="normal"/>
    </style:style>
    <style:style style:name="P102"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b2990f" style:font-name-asian="Liberation Serif1" style:font-size-asian="12pt" style:font-weight-asian="normal" style:font-name-complex="Liberation Serif1" style:font-size-complex="12pt" style:font-weight-complex="normal"/>
    </style:style>
    <style:style style:name="P103" style:family="paragraph" style:parent-style-name="Standard">
      <style:paragraph-properties fo:text-align="start" style:justify-single-word="false" style:writing-mode="lr-tb"/>
      <style:text-properties fo:color="#000000" style:font-name="Liberation Serif1" fo:font-size="12pt" fo:font-weight="normal" officeooo:rsid="00bb0b33" officeooo:paragraph-rsid="00bb7691" style:font-name-asian="Liberation Serif1" style:font-size-asian="12pt" style:font-weight-asian="normal" style:font-name-complex="Liberation Serif1" style:font-size-complex="12pt" style:font-weight-complex="normal"/>
    </style:style>
    <style:style style:name="P10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normal" officeooo:rsid="00baa0c8" officeooo:paragraph-rsid="00baa0c8" style:font-name-asian="Liberation Serif1" style:font-size-asian="12pt" style:font-weight-asian="normal" style:font-name-complex="Liberation Serif1" style:font-size-complex="12pt" style:font-weight-complex="normal"/>
    </style:style>
    <style:style style:name="P10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normal" officeooo:rsid="00bb0b33" officeooo:paragraph-rsid="00bb7691" style:font-name-asian="Liberation Serif1" style:font-size-asian="12pt" style:font-weight-asian="normal" style:font-name-complex="Liberation Serif1" style:font-size-complex="12pt" style:font-weight-complex="normal"/>
    </style:style>
    <style:style style:name="P10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0b33" style:font-name-asian="Liberation Serif1" style:font-size-asian="12pt" style:font-weight-asian="bold" style:font-name-complex="Liberation Serif1" style:font-size-complex="12pt" style:font-weight-complex="bold"/>
    </style:style>
    <style:style style:name="P10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7691" style:font-name-asian="Liberation Serif1" style:font-size-asian="12pt" style:font-weight-asian="bold" style:font-name-complex="Liberation Serif1" style:font-size-complex="12pt" style:font-weight-complex="bold"/>
    </style:style>
    <style:style style:name="T1"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2"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3" style:family="text">
      <style:text-properties fo:color="#000000" style:font-name="Liberation Serif1" fo:font-size="12pt" fo:font-weight="normal" officeooo:rsid="00bc4657" style:font-name-asian="Liberation Serif1" style:font-size-asian="12pt" style:font-weight-asian="normal" style:font-name-complex="Liberation Serif1"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0b165c" style:font-weight-asian="bold" style:font-weight-complex="bold"/>
    </style:style>
    <style:style style:name="T6" style:family="text">
      <style:text-properties fo:font-weight="bold" officeooo:rsid="004f7fbe" style:font-weight-asian="bold" style:font-weight-complex="bold"/>
    </style:style>
    <style:style style:name="T7" style:family="text">
      <style:text-properties officeooo:rsid="000b165c"/>
    </style:style>
    <style:style style:name="T8" style:family="text">
      <style:text-properties officeooo:rsid="000dcec0"/>
    </style:style>
    <style:style style:name="T9" style:family="text">
      <style:text-properties officeooo:rsid="0027a21a"/>
    </style:style>
    <style:style style:name="T10" style:family="text">
      <style:text-properties officeooo:rsid="0032f3ce"/>
    </style:style>
    <style:style style:name="T11" style:family="text">
      <style:text-properties officeooo:rsid="004f7fbe"/>
    </style:style>
    <style:style style:name="T12" style:family="text">
      <style:text-properties fo:font-weight="normal" style:font-weight-asian="normal" style:font-weight-complex="normal"/>
    </style:style>
    <style:style style:name="T13" style:family="text">
      <style:text-properties fo:font-weight="normal" officeooo:rsid="004f7fbe" style:font-weight-asian="normal" style:font-weight-complex="normal"/>
    </style:style>
    <style:style style:name="T14" style:family="text">
      <style:text-properties fo:font-weight="normal" officeooo:rsid="00b39213" style:font-weight-asian="normal" style:font-weight-complex="normal"/>
    </style:style>
    <style:style style:name="T15" style:family="text">
      <style:text-properties fo:font-weight="normal" officeooo:rsid="00b4a233" style:font-weight-asian="normal" style:font-weight-complex="normal"/>
    </style:style>
    <style:style style:name="T16" style:family="text">
      <style:text-properties fo:font-weight="normal" officeooo:rsid="00b9050e" style:font-weight-asian="normal" style:font-weight-complex="normal"/>
    </style:style>
    <style:style style:name="T17" style:family="text">
      <style:text-properties officeooo:rsid="006c88a2"/>
    </style:style>
    <style:style style:name="T18" style:family="text">
      <style:text-properties officeooo:rsid="006ddadf"/>
    </style:style>
    <style:style style:name="T19" style:family="text">
      <style:text-properties officeooo:rsid="00712d96"/>
    </style:style>
    <style:style style:name="T20" style:family="text">
      <style:text-properties officeooo:rsid="0072ffb1"/>
    </style:style>
    <style:style style:name="T21" style:family="text">
      <style:text-properties officeooo:rsid="00734e5c"/>
    </style:style>
    <style:style style:name="T22" style:family="text">
      <style:text-properties officeooo:rsid="00800f59"/>
    </style:style>
    <style:style style:name="T23" style:family="text">
      <style:text-properties officeooo:rsid="008103e1"/>
    </style:style>
    <style:style style:name="T24" style:family="text">
      <style:text-properties officeooo:rsid="008a1151"/>
    </style:style>
    <style:style style:name="T25" style:family="text">
      <style:text-properties officeooo:rsid="0091c24a"/>
    </style:style>
    <style:style style:name="T26" style:family="text">
      <style:text-properties officeooo:rsid="009f9479"/>
    </style:style>
    <style:style style:name="T27" style:family="text">
      <style:text-properties officeooo:rsid="00a0e079"/>
    </style:style>
    <style:style style:name="T28" style:family="text">
      <style:text-properties officeooo:rsid="00a2e03d"/>
    </style:style>
    <style:style style:name="T29" style:family="text">
      <style:text-properties officeooo:rsid="00a487db"/>
    </style:style>
    <style:style style:name="T30" style:family="text">
      <style:text-properties officeooo:rsid="00a6544a"/>
    </style:style>
    <style:style style:name="T31" style:family="text">
      <style:text-properties officeooo:rsid="00a777da"/>
    </style:style>
    <style:style style:name="T32" style:family="text">
      <style:text-properties officeooo:rsid="00a78f8a"/>
    </style:style>
    <style:style style:name="T33" style:family="text">
      <style:text-properties officeooo:rsid="00a8744c"/>
    </style:style>
    <style:style style:name="T34" style:family="text">
      <style:text-properties officeooo:rsid="00aa0ad1"/>
    </style:style>
    <style:style style:name="T35" style:family="text">
      <style:text-properties officeooo:rsid="00aa9a77"/>
    </style:style>
    <style:style style:name="T36" style:family="text">
      <style:text-properties officeooo:rsid="00acab53"/>
    </style:style>
    <style:style style:name="T37" style:family="text">
      <style:text-properties officeooo:rsid="00afedaf"/>
    </style:style>
    <style:style style:name="T38" style:family="text">
      <style:text-properties officeooo:rsid="00b1b89d"/>
    </style:style>
    <style:style style:name="T39" style:family="text">
      <style:text-properties officeooo:rsid="00b39213"/>
    </style:style>
    <style:style style:name="T40" style:family="text">
      <style:text-properties officeooo:rsid="00b678e5"/>
    </style:style>
    <style:style style:name="T41" style:family="text">
      <style:text-properties officeooo:rsid="00bb0b33"/>
    </style:style>
    <style:style style:name="T42" style:family="text">
      <style:text-properties style:text-line-through-style="none" style:text-line-through-type="none" officeooo:rsid="0091c24a"/>
    </style:style>
    <style:style style:name="T43" style:family="text">
      <style:text-properties style:text-line-through-style="none" style:text-line-through-type="none" officeooo:rsid="00bbd3e2"/>
    </style:style>
    <style:style style:name="T44" style:family="text">
      <style:text-properties officeooo:rsid="00bc4657"/>
    </style:style>
    <style:style style:name="T45" style:family="text">
      <style:text-properties officeooo:rsid="00bfa6f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4">Star – Game (working title)</text:p>
      <text:p text:style-name="P12"/>
      <text:p text:style-name="P12"/>
      <text:p text:style-name="P15">About</text:p>
      <text:p text:style-name="P16">(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6"/>
      <text:p text:style-name="P17">Stage 1</text:p>
      <text:p text:style-name="P16">This stage will be to learn how to work within the Godot Game Engine. <text:s/>The finished result will be an advanced asteroids game with:</text:p>
      <text:list xml:id="list4157182793283517749" text:style-name="L1">
        <text:list-item>
          <text:p text:style-name="P82">Multiple maps that can be bigger than the screen</text:p>
        </text:list-item>
        <text:list-item>
          <text:p text:style-name="P82">A Wrap Around illusion <text:s/>that shows the other side(s) of the map while at the edges and shows where objects on the other side of the map are with the goal of being able to hit them in the future.</text:p>
        </text:list-item>
        <text:list-item>
          <text:p text:style-name="P82">Introduction of all three races to give more challenge than just shooting asteroids</text:p>
        </text:list-item>
        <text:list-item>
          <text:p text:style-name="P82">dialogue and possibly missions for the player's race</text:p>
        </text:list-item>
        <text:list-item>
          <text:p text:style-name="P82">(undetermined, more likely for later stage): perhaps the ability to select race at the beginning of campaign.</text:p>
        </text:list-item>
        <text:list-item>
          <text:p text:style-name="P82">Player character that is advanceable in customizable areas of power, <text:s/>weapon choices, and perhaps ships (maybe not in this stage)</text:p>
        </text:list-item>
      </text:list>
      <text:p text:style-name="P16"/>
      <text:p text:style-name="P17">Stage 2</text:p>
      <text:p text:style-name="P16">The goals of this stage are not yet determined. Possibilities include adding side-view areas and mechanics and network play to allow for more advancement into the story and project.</text:p>
      <text:p text:style-name="P12"/>
      <text:p text:style-name="P12"/>
      <text:p text:style-name="P1"/>
      <text:p text:style-name="P12"/>
      <text:p text:style-name="P12"/>
      <text:p text:style-name="P15">Types of Objects</text:p>
      <text:p text:style-name="P16">In the world of this game there are 3 types of objects</text:p>
      <text:p text:style-name="P17"/>
      <text:list xml:id="list4762693593037854417" text:style-name="L2">
        <text:list-item>
          <text:p text:style-name="P88">Areas</text:p>
          <text:list>
            <text:list-item>
              <text:p text:style-name="P83">Planets – (undetermined size), round, varies</text:p>
              <text:list>
                <text:list-item>
                  <text:p text:style-name="P83">Generally neutral entities that ownership will be marked by a space station orbiting it</text:p>
                  <text:list>
                    <text:list-item>
                      <text:p text:style-name="P83">Accumulates Military population</text:p>
                    </text:list-item>
                    <text:list-item>
                      <text:p text:style-name="P83">Space station spawns when (undecided Satellite crew population x2 is reached)</text:p>
                    </text:list-item>
                    <text:list-item>
                      <text:p text:style-name="P83">Also spawns Race-options for every x Military population to protect planet and space station</text:p>
                    </text:list-item>
                  </text:list>
                </text:list-item>
                <text:list-item>
                  <text:p text:style-name="P83">Military Population determines how many and what ships can spawn</text:p>
                  <text:list>
                    <text:list-item>
                      <text:p text:style-name="P83">Big Ship crew – undecided</text:p>
                    </text:list-item>
                    <text:list-item>
                      <text:p text:style-name="P83">Mid-size Ship crew – undecided</text:p>
                    </text:list-item>
                    <text:list-item>
                      <text:p text:style-name="P83">Small Ship crew – 1-(depending on race and small ship type)</text:p>
                    </text:list-item>
                  </text:list>
                </text:list-item>
              </text:list>
            </text:list-item>
            <text:list-item>
              <text:p text:style-name="P83">Space Stations – (<text:span text:style-name="T18">512</text:span>x<text:span text:style-name="T18">512</text:span>), shape and color to be determined by race</text:p>
              <text:list>
                <text:list-item>
                  <text:p text:style-name="P83">Spawn points for Race ships</text:p>
                </text:list-item>
                <text:list-item>
                  <text:p text:style-name="P83">Communicate with ships to provide missions and such</text:p>
                </text:list-item>
                <text:list-item>
                  <text:p text:style-name="P83">Facilitate ship improvements for player (how as yet still undetermined)</text:p>
                </text:list-item>
              </text:list>
            </text:list-item>
            <text:list-item>
              <text:p text:style-name="P83">Pickups/Drops – (32x32), undetermined shapes, varies</text:p>
              <text:list>
                <text:list-item>
                  <text:p text:style-name="P83">Give replenishment</text:p>
                </text:list-item>
                <text:list-item>
                  <text:p text:style-name="P83">Provide ability for upgrades (how still undetermined)</text:p>
                </text:list-item>
                <text:list-item>
                  <text:p text:style-name="P83">provide weapon choices (how still undetermined)</text:p>
                </text:list-item>
              </text:list>
            </text:list-item>
          </text:list>
        </text:list-item>
        <text:list-item>
          <text:p text:style-name="P88">Ships</text:p>
          <text:list>
            <text:list-item>
              <text:p text:style-name="P83">Big Ships – (<text:span text:style-name="T18">256</text:span>x<text:span text:style-name="T18">256</text:span>), varies, determined by race</text:p>
              <text:list>
                <text:list-item>
                  <text:p text:style-name="P83">Cannot land or go to side-view maps</text:p>
                </text:list-item>
                <text:list-item>
                  <text:p text:style-name="P83">undetermined if playable yet</text:p>
                </text:list-item>
              </text:list>
            </text:list-item>
            <text:list-item>
              <text:p text:style-name="P83">Mid-size Ships – (<text:span text:style-name="T18">128</text:span>x<text:span text:style-name="T18">128</text:span>), varies, determined by race</text:p>
              <text:list>
                <text:list-item>
                  <text:p text:style-name="P83">Cannot actively land – may be used as bosses on side-view maps</text:p>
                </text:list-item>
                <text:list-item>
                  <text:p text:style-name="P83">undetermined if playable yet</text:p>
                </text:list-item>
              </text:list>
            </text:list-item>
            <text:list-item>
              <text:p text:style-name="P83">Small Ships (64x64), varies, determined by race</text:p>
              <text:list>
                <text:list-item>
                  <text:p text:style-name="P83">Can actively land. Used to play on side-view maps.</text:p>
                </text:list-item>
                <text:list-item>
                  <text:p text:style-name="P83">Playable (at least one of one race in stage 1)</text:p>
                </text:list-item>
              </text:list>
            </text:list-item>
          </text:list>
        </text:list-item>
        <text:list-item>
          <text:p text:style-name="P88">Ship-Satellite (option)</text:p>
          <text:list>
            <text:list-item>
              <text:p text:style-name="P83">Race option – undecided, determined by race, determined by race</text:p>
              <text:list>
                <text:list-item>
                  <text:p text:style-name="P83">Ability determined by race</text:p>
                </text:list-item>
                <text:list-item>
                  <text:p text:style-name="P83">Used to help protect space stations, Planets, and Big Ships (undetermined if used with smaller vessels.<text:span text:style-name="T9">)</text:span></text:p>
                </text:list-item>
                <text:list-item>
                  <text:p text:style-name="P83">Undecided</text:p>
                </text:list-item>
              </text:list>
            </text:list-item>
          </text:list>
        </text:list-item>
      </text:list>
      <text:p text:style-name="P12"/>
      <text:p text:style-name="P12"/>
      <text:p text:style-name="P2">Race Information</text:p>
      <text:p text:style-name="P12"/>
      <text:p text:style-name="P12"><text:span text:style-name="T4">Race:</text:span> Terran</text:p>
      <text:p text:style-name="P12"><text:span text:style-name="T5">Main Attribute/</text:span><text:span text:style-name="T6">weakness:</text:span><text:span text:style-name="T13"> Speed/Defense (See Appendix A)</text:span></text:p>
      <text:p text:style-name="P12"><text:span text:style-name="T4">Color:</text:span> Blue</text:p>
      <text:p text:style-name="P18">Space Station Shape: circle-ish</text:p>
      <text:p text:style-name="P18">Race S<text:span text:style-name="T39">tation Defense: </text:span><text:span text:style-name="T15">Kinetic Warp Field</text:span></text:p>
      <text:p text:style-name="P13"><text:span text:style-name="T4">Race story:</text:span> pending</text:p>
      <text:p text:style-name="P13"/>
      <text:p text:style-name="P18">Ship Types:</text:p>
      <text:list xml:id="list4140521050415269622" text:style-name="L3">
        <text:list-item>
          <text:p text:style-name="P60">Small Ships</text:p>
          <text:list>
            <text:list-item>
              <text:p text:style-name="P61">Interceptor (8 slots) Experimental: +1 upgrade to non-weakest stats <text:span text:style-name="T33">of race</text:span>, <text:span text:style-name="T26">D</text:span>efender: + x% bonus to <text:span text:style-name="T29">core</text:span></text:p>
              <text:list>
                <text:list-item>
                  <text:p text:style-name="P61">tactical (3)</text:p>
                  <text:list>
                    <text:list-item>
                      <text:p text:style-name="P61">2 upgrade slots</text:p>
                    </text:list-item>
                    <text:list-item>
                      <text:p text:style-name="P61">offense: 1 equip slot</text:p>
                    </text:list-item>
                  </text:list>
                </text:list-item>
                <text:list-item>
                  <text:p text:style-name="P61">core (3) <text:span text:style-name="T29">+x%</text:span></text:p>
                  <text:list>
                    <text:list-item>
                      <text:p text:style-name="P61">1 upgrade slot</text:p>
                    </text:list-item>
                    <text:list-item>
                      <text:p text:style-name="P61">defense: 1 equip slot</text:p>
                    </text:list-item>
                  </text:list>
                </text:list-item>
                <text:list-item>
                  <text:p text:style-name="P61">engineering (3)</text:p>
                  <text:list>
                    <text:list-item>
                      <text:p text:style-name="P61">2 upgrade slots</text:p>
                    </text:list-item>
                    <text:list-item>
                      <text:p text:style-name="P61">supply: 1 equip slot</text:p>
                    </text:list-item>
                  </text:list>
                </text:list-item>
              </text:list>
            </text:list-item>
            <text:list-item>
              <text:p text:style-name="P61">Courier (8 slots) <text:span text:style-name="T26">Support:</text:span> + 20% storage capacity</text:p>
              <text:list>
                <text:list-item>
                  <text:p text:style-name="P62">tactical (2)</text:p>
                  <text:list>
                    <text:list-item>
                      <text:p text:style-name="P62">1 upgrade slot</text:p>
                    </text:list-item>
                    <text:list-item>
                      <text:p text:style-name="P62">offense: 1 equip slot</text:p>
                    </text:list-item>
                  </text:list>
                </text:list-item>
                <text:list-item>
                  <text:p text:style-name="P62">core (2)</text:p>
                  <text:list>
                    <text:list-item>
                      <text:p text:style-name="P62">1 upgrade slot</text:p>
                    </text:list-item>
                    <text:list-item>
                      <text:p text:style-name="P62">defense: 1 equip slot</text:p>
                    </text:list-item>
                  </text:list>
                </text:list-item>
                <text:list-item>
                  <text:p text:style-name="P62">engineering (5)</text:p>
                  <text:list>
                    <text:list-item>
                      <text:p text:style-name="P62">2 upgrade slots</text:p>
                    </text:list-item>
                    <text:list-item>
                      <text:p text:style-name="P62">supply: 2 equip slots</text:p>
                    </text:list-item>
                  </text:list>
                </text:list-item>
              </text:list>
            </text:list-item>
            <text:list-item>
              <text:p text:style-name="P62">Scout (8 slots) +x% bonus to <text:span text:style-name="T29">tactical</text:span></text:p>
              <text:list>
                <text:list-item>
                  <text:p text:style-name="P62">tactical (4) <text:span text:style-name="T29">+x%</text:span></text:p>
                  <text:list>
                    <text:list-item>
                      <text:p text:style-name="P62">2 upgrade slots</text:p>
                    </text:list-item>
                    <text:list-item>
                      <text:p text:style-name="P62">offense: 1 equip slot</text:p>
                    </text:list-item>
                  </text:list>
                </text:list-item>
                <text:list-item>
                  <text:p text:style-name="P62">core (1)</text:p>
                  <text:list>
                    <text:list-item>
                      <text:p text:style-name="P62">1 upgrade slot</text:p>
                    </text:list-item>
                    <text:list-item>
                      <text:p text:style-name="P62">defense: 1 equip slot</text:p>
                    </text:list-item>
                  </text:list>
                </text:list-item>
                <text:list-item>
                  <text:p text:style-name="P62">engineering (4)</text:p>
                  <text:list>
                    <text:list-item>
                      <text:p text:style-name="P62">2 upgrade slots</text:p>
                    </text:list-item>
                    <text:list-item>
                      <text:p text:style-name="P62">supply: 1 equip slot</text:p>
                    </text:list-item>
                  </text:list>
                </text:list-item>
              </text:list>
            </text:list-item>
          </text:list>
        </text:list-item>
      </text:list>
      <text:p text:style-name="P19"/>
      <text:p text:style-name="P3">Race Information (continued)</text:p>
      <text:p text:style-name="P44"/>
      <text:list xml:id="list171144257473342" text:continue-numbering="true" text:style-name="L3">
        <text:list-item>
          <text:p text:style-name="P62">Mid-size Ships</text:p>
          <text:list>
            <text:list-item>
              <text:p text:style-name="P62">Battle Cruiser (10 slots), <text:span text:style-name="T27">Defender: +2x% to core</text:span></text:p>
              <text:list>
                <text:list-item>
                  <text:p text:style-name="P62">tactical (4)</text:p>
                  <text:list>
                    <text:list-item>
                      <text:p text:style-name="P62">2 upgrade slots</text:p>
                    </text:list-item>
                    <text:list-item>
                      <text:p text:style-name="P62">offense: 2 equip slots</text:p>
                    </text:list-item>
                  </text:list>
                </text:list-item>
                <text:list-item>
                  <text:p text:style-name="P63">core (5) +<text:span text:style-name="T29">2</text:span>x%</text:p>
                  <text:list>
                    <text:list-item>
                      <text:p text:style-name="P63">2 upgrade slots</text:p>
                    </text:list-item>
                    <text:list-item>
                      <text:p text:style-name="P63">defense: 2 equip slots</text:p>
                    </text:list-item>
                  </text:list>
                </text:list-item>
                <text:list-item>
                  <text:p text:style-name="P63">engineering (3)</text:p>
                  <text:list>
                    <text:list-item>
                      <text:p text:style-name="P63">1 upgrade slot</text:p>
                    </text:list-item>
                    <text:list-item>
                      <text:p text:style-name="P63">supply: 1 upgrade slot</text:p>
                    </text:list-item>
                  </text:list>
                </text:list-item>
              </text:list>
            </text:list-item>
            <text:list-item>
              <text:p text:style-name="P63">Support Frigate (10 slots), Supply: +20% storage capacity and can make items/equipment (but not equip own or others) <text:span text:style-name="T28">←subject to change as I might make large supply an possible spawn point.</text:span></text:p>
              <text:list>
                <text:list-item>
                  <text:p text:style-name="P63">tactical (2)</text:p>
                  <text:list>
                    <text:list-item>
                      <text:p text:style-name="P64">1 upgrade slot</text:p>
                    </text:list-item>
                    <text:list-item>
                      <text:p text:style-name="P64">offense: 1 equip slot</text:p>
                    </text:list-item>
                  </text:list>
                </text:list-item>
                <text:list-item>
                  <text:p text:style-name="P64">core (3) </text:p>
                  <text:list>
                    <text:list-item>
                      <text:p text:style-name="P64">1 upgrade slot</text:p>
                    </text:list-item>
                    <text:list-item>
                      <text:p text:style-name="P64">defense: 1 equip slot</text:p>
                    </text:list-item>
                  </text:list>
                </text:list-item>
                <text:list-item>
                  <text:p text:style-name="P64">engineering (7)</text:p>
                  <text:list>
                    <text:list-item>
                      <text:p text:style-name="P64">3 upgrade slots</text:p>
                    </text:list-item>
                    <text:list-item>
                      <text:p text:style-name="P64">supply: 3 equip slots</text:p>
                    </text:list-item>
                  </text:list>
                </text:list-item>
              </text:list>
            </text:list-item>
            <text:list-item>
              <text:p text:style-name="P64">Corvette (10 slots) Offensive: +<text:span text:style-name="T29">2</text:span>x% bonus to tactical</text:p>
              <text:list>
                <text:list-item>
                  <text:p text:style-name="P65">tactical (6) + 2x%</text:p>
                  <text:list>
                    <text:list-item>
                      <text:p text:style-name="P65">2 upgrade slots</text:p>
                    </text:list-item>
                    <text:list-item>
                      <text:p text:style-name="P65">offense: 2 equip slots</text:p>
                    </text:list-item>
                  </text:list>
                </text:list-item>
                <text:list-item>
                  <text:p text:style-name="P65">core (1)</text:p>
                  <text:list>
                    <text:list-item>
                      <text:p text:style-name="P65">1 upgrade slot</text:p>
                    </text:list-item>
                    <text:list-item>
                      <text:p text:style-name="P65">defense: 1 equip slot</text:p>
                    </text:list-item>
                  </text:list>
                </text:list-item>
                <text:list-item>
                  <text:p text:style-name="P65">engineering (5)</text:p>
                  <text:list>
                    <text:list-item>
                      <text:p text:style-name="P65">2 upgrade slots</text:p>
                    </text:list-item>
                    <text:list-item>
                      <text:p text:style-name="P65">supply: 2 equip slots</text:p>
                    </text:list-item>
                  </text:list>
                </text:list-item>
              </text:list>
            </text:list-item>
          </text:list>
        </text:list-item>
      </text:list>
      <text:p text:style-name="P20"/>
      <text:p text:style-name="P49"/>
      <text:p text:style-name="P10">Race Information (continued)</text:p>
      <text:p text:style-name="P49"/>
      <text:list xml:id="list171145517952348" text:continue-numbering="true" text:style-name="L3">
        <text:list-item>
          <text:p text:style-name="P65"><text:span text:style-name="T30">Large</text:span> Ships</text:p>
          <text:list>
            <text:list-item>
              <text:p text:style-name="P65">Battleship (13 slots) Defender: +3x% bonus to core</text:p>
              <text:list>
                <text:list-item>
                  <text:p text:style-name="P65">tactical (5)</text:p>
                  <text:list>
                    <text:list-item>
                      <text:p text:style-name="P65">2 upgrade slots</text:p>
                    </text:list-item>
                    <text:list-item>
                      <text:p text:style-name="P65">offense: 2 equip slots</text:p>
                    </text:list-item>
                  </text:list>
                </text:list-item>
                <text:list-item>
                  <text:p text:style-name="P66">core (7) +3x%</text:p>
                  <text:list>
                    <text:list-item>
                      <text:p text:style-name="P66">3 upgrade slots</text:p>
                    </text:list-item>
                    <text:list-item>
                      <text:p text:style-name="P66">defense: 3 equip slots</text:p>
                    </text:list-item>
                  </text:list>
                </text:list-item>
                <text:list-item>
                  <text:p text:style-name="P66">engineering (3)</text:p>
                  <text:list>
                    <text:list-item>
                      <text:p text:style-name="P66">1 upgrade slot</text:p>
                    </text:list-item>
                    <text:list-item>
                      <text:p text:style-name="P66">supply: 2 equip slots</text:p>
                    </text:list-item>
                  </text:list>
                </text:list-item>
              </text:list>
            </text:list-item>
            <text:list-item>
              <text:p text:style-name="P66">Carrier (13 slots) Support: +20% storage capacity, can make items/equipment, can equip self and other ships ← might change to can spawn smaller ships</text:p>
              <text:list>
                <text:list-item>
                  <text:p text:style-name="P66">tactical (2)</text:p>
                  <text:list>
                    <text:list-item>
                      <text:p text:style-name="P66">1 upgrade slots</text:p>
                    </text:list-item>
                    <text:list-item>
                      <text:p text:style-name="P66">offense: 2 equip slots</text:p>
                    </text:list-item>
                  </text:list>
                </text:list-item>
                <text:list-item>
                  <text:p text:style-name="P66">core (4)</text:p>
                  <text:list>
                    <text:list-item>
                      <text:p text:style-name="P66">2 upgrade slots</text:p>
                    </text:list-item>
                    <text:list-item>
                      <text:p text:style-name="P66">defense: 2 equip slots</text:p>
                    </text:list-item>
                  </text:list>
                </text:list-item>
                <text:list-item>
                  <text:p text:style-name="P66">engineering (9)</text:p>
                  <text:list>
                    <text:list-item>
                      <text:p text:style-name="P66">3 upgrade slots</text:p>
                    </text:list-item>
                    <text:list-item>
                      <text:p text:style-name="P66">supply: 3 equip slots</text:p>
                    </text:list-item>
                  </text:list>
                </text:list-item>
              </text:list>
            </text:list-item>
            <text:list-item>
              <text:p text:style-name="P66">Warship (13 slots) Offensive: +3x% bonus to tactical</text:p>
              <text:list>
                <text:list-item>
                  <text:p text:style-name="P66">tactical (<text:span text:style-name="T31">8) + 3x%</text:span></text:p>
                  <text:list>
                    <text:list-item>
                      <text:p text:style-name="P67">3 upgrade slots</text:p>
                    </text:list-item>
                    <text:list-item>
                      <text:p text:style-name="P67">offense: 2 equip slots</text:p>
                    </text:list-item>
                  </text:list>
                </text:list-item>
                <text:list-item>
                  <text:p text:style-name="P67">core (1)</text:p>
                  <text:list>
                    <text:list-item>
                      <text:p text:style-name="P67">1 upgrade slot </text:p>
                    </text:list-item>
                    <text:list-item>
                      <text:p text:style-name="P67">defense: 1 equipment slot </text:p>
                    </text:list-item>
                  </text:list>
                </text:list-item>
                <text:list-item>
                  <text:p text:style-name="P67">engineering (6)</text:p>
                  <text:list>
                    <text:list-item>
                      <text:p text:style-name="P67">2 upgrade slots </text:p>
                    </text:list-item>
                    <text:list-item>
                      <text:p text:style-name="P67">supply: 3 equip slots </text:p>
                    </text:list-item>
                  </text:list>
                </text:list-item>
              </text:list>
            </text:list-item>
          </text:list>
        </text:list-item>
      </text:list>
      <text:p text:style-name="P25"/>
      <text:p text:style-name="P4">Race Information (continued)</text:p>
      <text:p text:style-name="P50"/>
      <text:p text:style-name="P12"><text:span text:style-name="T4">Race:</text:span> <text:s/>﻿Chentia</text:p>
      <text:p text:style-name="P12"><text:span text:style-name="T5">Main Attribute/</text:span><text:span text:style-name="T6">Weakness</text:span><text:span text:style-name="T4">:</text:span> Power/<text:span text:style-name="T11">Speed</text:span> <text:span text:style-name="T7">(see Appendix A)</text:span></text:p>
      <text:p text:style-name="P12"><text:span text:style-name="T4">Color:</text:span> Red</text:p>
      <text:p text:style-name="P18">Race S<text:span text:style-name="T39">tation Defense: <text:s/></text:span><text:span text:style-name="T14">Laser Cannon Turret</text:span></text:p>
      <text:p text:style-name="P18"/>
      <text:p text:style-name="P12"><text:span text:style-name="T4">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8"/>
      <text:p text:style-name="P18">Ship Types:</text:p>
      <text:list xml:id="list813872215288888296" text:style-name="L4">
        <text:list-item>
          <text:p text:style-name="P68">Small Ships</text:p>
          <text:list>
            <text:list-item>
              <text:p text:style-name="P69">Defender (8 slots) Defender: +x% to core</text:p>
              <text:list>
                <text:list-item>
                  <text:p text:style-name="P70">tactical (4)</text:p>
                  <text:list>
                    <text:list-item>
                      <text:p text:style-name="P70">2 upgrade slots </text:p>
                    </text:list-item>
                    <text:list-item>
                      <text:p text:style-name="P70">offense: 1 equip slot</text:p>
                    </text:list-item>
                  </text:list>
                </text:list-item>
                <text:list-item>
                  <text:p text:style-name="P70">core (4)</text:p>
                  <text:list>
                    <text:list-item>
                      <text:p text:style-name="P70">2 upgrade slots</text:p>
                    </text:list-item>
                    <text:list-item>
                      <text:p text:style-name="P70">defense: 1 equip slot </text:p>
                    </text:list-item>
                  </text:list>
                </text:list-item>
                <text:list-item>
                  <text:p text:style-name="P70">engineering (1)</text:p>
                  <text:list>
                    <text:list-item>
                      <text:p text:style-name="P70">1 upgrade slot </text:p>
                    </text:list-item>
                    <text:list-item>
                      <text:p text:style-name="P70">supply: 1 equip slot </text:p>
                    </text:list-item>
                  </text:list>
                </text:list-item>
              </text:list>
            </text:list-item>
            <text:list-item>
              <text:p text:style-name="P70"><text:span text:style-name="T36">Hauler</text:span> (8 slots) Experimental: <text:s/>+1 upgrade slot in non-weakest stats of race, Supply: +20% storage capacity</text:p>
              <text:list>
                <text:list-item>
                  <text:p text:style-name="P70">tactical (3)</text:p>
                  <text:list>
                    <text:list-item>
                      <text:p text:style-name="P70">2 upgrade slots</text:p>
                    </text:list-item>
                    <text:list-item>
                      <text:p text:style-name="P70">offense: 1 equip slot</text:p>
                    </text:list-item>
                  </text:list>
                </text:list-item>
                <text:list-item>
                  <text:p text:style-name="P70">core (3)</text:p>
                  <text:list>
                    <text:list-item>
                      <text:p text:style-name="P70">2 upgrade slots</text:p>
                    </text:list-item>
                    <text:list-item>
                      <text:p text:style-name="P70">defensive: 1 equip slot </text:p>
                    </text:list-item>
                  </text:list>
                </text:list-item>
                <text:list-item>
                  <text:p text:style-name="P70">engineering (3)</text:p>
                  <text:list>
                    <text:list-item>
                      <text:p text:style-name="P70">1 upgrade slot </text:p>
                    </text:list-item>
                    <text:list-item>
                      <text:p text:style-name="P70">supply: 1 equip slot</text:p>
                    </text:list-item>
                  </text:list>
                </text:list-item>
              </text:list>
            </text:list-item>
            <text:list-item>
              <text:p text:style-name="P70">Patrol (8 slots) Offensive: +x% to tactical</text:p>
              <text:list>
                <text:list-item>
                  <text:p text:style-name="P70">tactical (5) + x%</text:p>
                  <text:list>
                    <text:list-item>
                      <text:p text:style-name="P70">2 upgrade slots </text:p>
                    </text:list-item>
                    <text:list-item>
                      <text:p text:style-name="P70">offense: 2 equip slots </text:p>
                    </text:list-item>
                  </text:list>
                </text:list-item>
                <text:list-item>
                  <text:p text:style-name="P70">core (2) </text:p>
                  <text:list>
                    <text:list-item>
                      <text:p text:style-name="P70">1 upgrade slot </text:p>
                    </text:list-item>
                    <text:list-item>
                      <text:p text:style-name="P70">defense: 1 equip slot </text:p>
                    </text:list-item>
                  </text:list>
                </text:list-item>
                <text:list-item>
                  <text:p text:style-name="P70">engineering (2)</text:p>
                  <text:list>
                    <text:list-item>
                      <text:p text:style-name="P70">1 upgrade slot </text:p>
                    </text:list-item>
                    <text:list-item>
                      <text:p text:style-name="P70">supply: 1 equip slot</text:p>
                    </text:list-item>
                  </text:list>
                </text:list-item>
              </text:list>
            </text:list-item>
          </text:list>
        </text:list-item>
      </text:list>
      <text:p text:style-name="P21"/>
      <text:p text:style-name="P6">Race Information (continued)</text:p>
      <text:p text:style-name="P46"/>
      <text:list xml:id="list171145782838009" text:continue-numbering="true" text:style-name="L4">
        <text:list-item>
          <text:p text:style-name="P71">Mid-size Ships</text:p>
          <text:list>
            <text:list-item>
              <text:p text:style-name="P71">Guardian (10 slots) <text:span text:style-name="T26"><text:s/>Defender: +2x% to core</text:span></text:p>
              <text:list>
                <text:list-item>
                  <text:p text:style-name="P71">tactical (5)</text:p>
                  <text:list>
                    <text:list-item>
                      <text:p text:style-name="P71">2 upgrade slots </text:p>
                    </text:list-item>
                    <text:list-item>
                      <text:p text:style-name="P71">offense: 2 equip slots </text:p>
                    </text:list-item>
                  </text:list>
                </text:list-item>
                <text:list-item>
                  <text:p text:style-name="P71">core (6) +2x%</text:p>
                  <text:list>
                    <text:list-item>
                      <text:p text:style-name="P71">2 upgrade slots </text:p>
                    </text:list-item>
                    <text:list-item>
                      <text:p text:style-name="P71">defense: 2 equip slots </text:p>
                    </text:list-item>
                  </text:list>
                </text:list-item>
                <text:list-item>
                  <text:p text:style-name="P71">engineering (1)</text:p>
                  <text:list>
                    <text:list-item>
                      <text:p text:style-name="P71">1 upgrade slot </text:p>
                    </text:list-item>
                    <text:list-item>
                      <text:p text:style-name="P71">supply: 1 equip slot </text:p>
                    </text:list-item>
                  </text:list>
                </text:list-item>
              </text:list>
            </text:list-item>
            <text:list-item>
              <text:p text:style-name="P71">Servicer (10 slots) <text:span text:style-name="T27">Supply: +20% storage capacity and can make items/equipment (but not equip own or others) ←subject to change as I might make large supply an possible spawn point.</text:span></text:p>
              <text:list>
                <text:list-item>
                  <text:p text:style-name="P71"><text:span text:style-name="T34">t</text:span>actical (3)</text:p>
                  <text:list>
                    <text:list-item>
                      <text:p text:style-name="P71">1 upgrade slot </text:p>
                    </text:list-item>
                    <text:list-item>
                      <text:p text:style-name="P71">offense: 1 equip slot</text:p>
                    </text:list-item>
                  </text:list>
                </text:list-item>
                <text:list-item>
                  <text:p text:style-name="P72">core (4)</text:p>
                  <text:list>
                    <text:list-item>
                      <text:p text:style-name="P72">2 upgrade slots </text:p>
                    </text:list-item>
                    <text:list-item>
                      <text:p text:style-name="P72">defense: 2 equip slots </text:p>
                    </text:list-item>
                  </text:list>
                </text:list-item>
                <text:list-item>
                  <text:p text:style-name="P72">engineering (5)</text:p>
                  <text:list>
                    <text:list-item>
                      <text:p text:style-name="P72">2 upgrade slots </text:p>
                    </text:list-item>
                    <text:list-item>
                      <text:p text:style-name="P72">supply: 2 equip slots</text:p>
                    </text:list-item>
                  </text:list>
                </text:list-item>
              </text:list>
            </text:list-item>
            <text:list-item>
              <text:p text:style-name="P72">Hunter (10 slots) <text:span text:style-name="T28">Offensive: +2x% bonus to tactical</text:span></text:p>
              <text:list>
                <text:list-item>
                  <text:p text:style-name="P72">tactical (7) + 2x% </text:p>
                  <text:list>
                    <text:list-item>
                      <text:p text:style-name="P72">3 upgrade slots </text:p>
                    </text:list-item>
                    <text:list-item>
                      <text:p text:style-name="P72">offense: 3 equip slots </text:p>
                    </text:list-item>
                  </text:list>
                </text:list-item>
                <text:list-item>
                  <text:p text:style-name="P72">core (3)</text:p>
                  <text:list>
                    <text:list-item>
                      <text:p text:style-name="P72">1 upgrade slot </text:p>
                    </text:list-item>
                    <text:list-item>
                      <text:p text:style-name="P72">supply: 1 equip slot </text:p>
                    </text:list-item>
                  </text:list>
                </text:list-item>
              </text:list>
            </text:list-item>
          </text:list>
        </text:list-item>
      </text:list>
      <text:p text:style-name="P22"/>
      <text:p text:style-name="P7">Race Information (continued)</text:p>
      <text:p text:style-name="P47"/>
      <text:list xml:id="list171145365935700" text:continue-numbering="true" text:style-name="L4">
        <text:list-item>
          <text:p text:style-name="P72">Large Ships</text:p>
          <text:list>
            <text:list-item>
              <text:p text:style-name="P72"><text:span text:style-name="T35">Dread</text:span>naught (13 slots) <text:span text:style-name="T29">Defender: +3x% bonus to core</text:span></text:p>
              <text:list>
                <text:list-item>
                  <text:p text:style-name="P72">tactical (6)</text:p>
                  <text:list>
                    <text:list-item>
                      <text:p text:style-name="P72">2 upgrade slots </text:p>
                    </text:list-item>
                    <text:list-item>
                      <text:p text:style-name="P72">offense: 3 equip slots </text:p>
                    </text:list-item>
                  </text:list>
                </text:list-item>
                <text:list-item>
                  <text:p text:style-name="P72">core (8) +3x%</text:p>
                  <text:list>
                    <text:list-item>
                      <text:p text:style-name="P74">3 upgrade slots </text:p>
                    </text:list-item>
                    <text:list-item>
                      <text:p text:style-name="P74">defense: 3 equip slots </text:p>
                    </text:list-item>
                  </text:list>
                </text:list-item>
                <text:list-item>
                  <text:p text:style-name="P74">engineering (1)</text:p>
                  <text:list>
                    <text:list-item>
                      <text:p text:style-name="P74">1 upgrade slot</text:p>
                    </text:list-item>
                    <text:list-item>
                      <text:p text:style-name="P74">supply: 1 equip slot </text:p>
                    </text:list-item>
                  </text:list>
                </text:list-item>
              </text:list>
            </text:list-item>
            <text:list-item>
              <text:p text:style-name="P74">Producer (13 slots) <text:span text:style-name="T30">Support: +20% storage capacity, can make items/equipment, can equip self and other ships ← might change to can spawn smaller ships</text:span></text:p>
              <text:list>
                <text:list-item>
                  <text:p text:style-name="P74">tactical (3)</text:p>
                  <text:list>
                    <text:list-item>
                      <text:p text:style-name="P74">1 upgrade slot </text:p>
                    </text:list-item>
                    <text:list-item>
                      <text:p text:style-name="P74">offensive: 2 equip slots </text:p>
                    </text:list-item>
                  </text:list>
                </text:list-item>
                <text:list-item>
                  <text:p text:style-name="P74">core (5)</text:p>
                  <text:list>
                    <text:list-item>
                      <text:p text:style-name="P74">2 upgrade slots </text:p>
                    </text:list-item>
                    <text:list-item>
                      <text:p text:style-name="P74">defense: 2 equip slots</text:p>
                    </text:list-item>
                  </text:list>
                </text:list-item>
                <text:list-item>
                  <text:p text:style-name="P74">engineering (7)</text:p>
                  <text:list>
                    <text:list-item>
                      <text:p text:style-name="P74">3 upgrade slots </text:p>
                    </text:list-item>
                    <text:list-item>
                      <text:p text:style-name="P74">supply: 3 equip slots </text:p>
                    </text:list-item>
                  </text:list>
                </text:list-item>
              </text:list>
            </text:list-item>
            <text:list-item>
              <text:p text:style-name="P74">Destroyer (13 slots) <text:span text:style-name="T30">Offensive: +3x% bonus to tactical</text:span></text:p>
              <text:list>
                <text:list-item>
                  <text:p text:style-name="P74">tactical (9) +3x%</text:p>
                  <text:list>
                    <text:list-item>
                      <text:p text:style-name="P74">3 upgrade slots </text:p>
                    </text:list-item>
                    <text:list-item>
                      <text:p text:style-name="P74">offense: 3 equip slots </text:p>
                    </text:list-item>
                  </text:list>
                </text:list-item>
                <text:list-item>
                  <text:p text:style-name="P74">core (2)</text:p>
                  <text:list>
                    <text:list-item>
                      <text:p text:style-name="P74">1 upgrade slot </text:p>
                    </text:list-item>
                    <text:list-item>
                      <text:p text:style-name="P74">defense: 2 equip slots </text:p>
                    </text:list-item>
                  </text:list>
                </text:list-item>
                <text:list-item>
                  <text:p text:style-name="P74">engineering (4) </text:p>
                  <text:list>
                    <text:list-item>
                      <text:p text:style-name="P74">2 upgrade slots </text:p>
                    </text:list-item>
                    <text:list-item>
                      <text:p text:style-name="P74">supply: 2 equip slots </text:p>
                    </text:list-item>
                  </text:list>
                </text:list-item>
              </text:list>
            </text:list-item>
          </text:list>
        </text:list-item>
      </text:list>
      <text:p text:style-name="P26"/>
      <text:p text:style-name="P11">Race Information (continued)</text:p>
      <text:p text:style-name="P18"/>
      <text:p text:style-name="P12"><text:span text:style-name="T4">Race: </text:span>﻿Urthrax</text:p>
      <text:p text:style-name="P12"><text:span text:style-name="T5">Main attribute/</text:span><text:span text:style-name="T6">weakness</text:span><text:span text:style-name="T4">:</text:span> Defense/<text:span text:style-name="T11">Power</text:span> <text:span text:style-name="T7">(see Appendix A)</text:span></text:p>
      <text:p text:style-name="P12"><text:span text:style-name="T4">Color:</text:span> Green</text:p>
      <text:p text:style-name="P18">Race S<text:span text:style-name="T39">tation Defense: <text:s/></text:span><text:span text:style-name="T14">Planetary Shield</text:span></text:p>
      <text:p text:style-name="P12"><text:span text:style-name="T4">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10">o</text:span>ng hulls.</text:p>
      <text:p text:style-name="P12"/>
      <text:p text:style-name="P18">Ship Types:</text:p>
      <text:list xml:id="list7915448205240559815" text:style-name="L5">
        <text:list-item>
          <text:p text:style-name="P76">Small Ships</text:p>
          <text:list>
            <text:list-item>
              <text:p text:style-name="P76">Sentinel (8 slots) <text:span text:style-name="T32">Defender: +x% to core</text:span></text:p>
              <text:list>
                <text:list-item>
                  <text:p text:style-name="P76">tactical (2)</text:p>
                  <text:list>
                    <text:list-item>
                      <text:p text:style-name="P76">1 upgrade slot </text:p>
                    </text:list-item>
                    <text:list-item>
                      <text:p text:style-name="P76">offense: 1 equip slot </text:p>
                    </text:list-item>
                  </text:list>
                </text:list-item>
                <text:list-item>
                  <text:p text:style-name="P76">core (5) + x%</text:p>
                  <text:list>
                    <text:list-item>
                      <text:p text:style-name="P76">2 upgrade slots </text:p>
                    </text:list-item>
                    <text:list-item>
                      <text:p text:style-name="P76">defense: 2 equip slots </text:p>
                    </text:list-item>
                  </text:list>
                </text:list-item>
                <text:list-item>
                  <text:p text:style-name="P76">engineering (2)</text:p>
                  <text:list>
                    <text:list-item>
                      <text:p text:style-name="P76">1 upgrade slot </text:p>
                    </text:list-item>
                    <text:list-item>
                      <text:p text:style-name="P76">supply: 1 equip slot </text:p>
                    </text:list-item>
                  </text:list>
                </text:list-item>
              </text:list>
            </text:list-item>
            <text:list-item>
              <text:p text:style-name="P76">Transport (8 slots) <text:span text:style-name="T33">Supply: +20% storage capacity</text:span></text:p>
              <text:list>
                <text:list-item>
                  <text:p text:style-name="P76">tactical (1)</text:p>
                  <text:list>
                    <text:list-item>
                      <text:p text:style-name="P76">1 upgrade slot </text:p>
                    </text:list-item>
                    <text:list-item>
                      <text:p text:style-name="P76">offense: 1 equip slot </text:p>
                    </text:list-item>
                  </text:list>
                </text:list-item>
                <text:list-item>
                  <text:p text:style-name="P76">core (4)</text:p>
                  <text:list>
                    <text:list-item>
                      <text:p text:style-name="P76">2 upgrade slots </text:p>
                    </text:list-item>
                    <text:list-item>
                      <text:p text:style-name="P76">defense: 1 equip slot </text:p>
                    </text:list-item>
                  </text:list>
                </text:list-item>
                <text:list-item>
                  <text:p text:style-name="P76">engineering (4)</text:p>
                  <text:list>
                    <text:list-item>
                      <text:p text:style-name="P76">2 upgrade slots </text:p>
                    </text:list-item>
                    <text:list-item>
                      <text:p text:style-name="P76">supply: 1 equip slot</text:p>
                    </text:list-item>
                  </text:list>
                </text:list-item>
              </text:list>
            </text:list-item>
            <text:list-item>
              <text:p text:style-name="P77">Vanguard (8 slots) <text:span text:style-name="T33">Experimental: <text:s/>+1 upgrade slot in non-weakest stats of race, Offensive: +x% to tactical</text:span></text:p>
              <text:list>
                <text:list-item>
                  <text:p text:style-name="P78">tactical (3) + x%</text:p>
                  <text:list>
                    <text:list-item>
                      <text:p text:style-name="P78">1 upgrade slot </text:p>
                    </text:list-item>
                    <text:list-item>
                      <text:p text:style-name="P78">offense: 1 equip slot </text:p>
                    </text:list-item>
                  </text:list>
                </text:list-item>
              </text:list>
            </text:list-item>
          </text:list>
        </text:list-item>
      </text:list>
      <text:p text:style-name="P23"/>
      <text:p text:style-name="P8">Race Information (continued)</text:p>
      <text:p text:style-name="P48"/>
      <text:list xml:id="list171145800110393" text:continue-numbering="true" text:style-name="L5">
        <text:list-item>
          <text:p text:style-name="P78">Mid-size Ships</text:p>
          <text:list>
            <text:list-item>
              <text:p text:style-name="P78">Wardship (10 slots) <text:span text:style-name="T26">Defender: +2x% to core</text:span></text:p>
              <text:list>
                <text:list-item>
                  <text:p text:style-name="P78">tactical (3)</text:p>
                  <text:list>
                    <text:list-item>
                      <text:p text:style-name="P78">1 upgrade slot </text:p>
                    </text:list-item>
                    <text:list-item>
                      <text:p text:style-name="P78">offense: 1 equip slot </text:p>
                    </text:list-item>
                  </text:list>
                </text:list-item>
                <text:list-item>
                  <text:p text:style-name="P78">core (7) +2x% </text:p>
                  <text:list>
                    <text:list-item>
                      <text:p text:style-name="P78">3 upgrade slots </text:p>
                    </text:list-item>
                    <text:list-item>
                      <text:p text:style-name="P78">defense: 3 equip slots </text:p>
                    </text:list-item>
                  </text:list>
                </text:list-item>
                <text:list-item>
                  <text:p text:style-name="P78">engineering: (2)</text:p>
                  <text:list>
                    <text:list-item>
                      <text:p text:style-name="P78">1 upgrade slot </text:p>
                    </text:list-item>
                    <text:list-item>
                      <text:p text:style-name="P78">supply: 1 equip slot</text:p>
                    </text:list-item>
                  </text:list>
                </text:list-item>
              </text:list>
            </text:list-item>
            <text:list-item>
              <text:p text:style-name="P78">Concord (10 slots) <text:span text:style-name="T27">Supply: +20% storage capacity and can make items/equipment (but not equip own or others) ←subject to change as I might make large supply an possible spawn point.</text:span></text:p>
              <text:list>
                <text:list-item>
                  <text:p text:style-name="P78">tactical (1)</text:p>
                  <text:list>
                    <text:list-item>
                      <text:p text:style-name="P78">1 <text:span text:style-name="T37">upgrade</text:span> slot </text:p>
                    </text:list-item>
                    <text:list-item>
                      <text:p text:style-name="P78">offense: 1 equip slot</text:p>
                    </text:list-item>
                  </text:list>
                </text:list-item>
                <text:list-item>
                  <text:p text:style-name="P79">core (5) </text:p>
                  <text:list>
                    <text:list-item>
                      <text:p text:style-name="P80">2 upgrade slots </text:p>
                    </text:list-item>
                    <text:list-item>
                      <text:p text:style-name="P80">defense: 2 equip slots </text:p>
                    </text:list-item>
                  </text:list>
                </text:list-item>
                <text:list-item>
                  <text:p text:style-name="P80">engineering (6)</text:p>
                  <text:list>
                    <text:list-item>
                      <text:p text:style-name="P80">2 upgrade slots </text:p>
                    </text:list-item>
                    <text:list-item>
                      <text:p text:style-name="P80">supply: 2 equip slots </text:p>
                    </text:list-item>
                  </text:list>
                </text:list-item>
              </text:list>
            </text:list-item>
            <text:list-item>
              <text:p text:style-name="P80">Cutter <text:span text:style-name="T34">(10 slots) Offensive: +2x% bonus to tactical</text:span></text:p>
              <text:list>
                <text:list-item>
                  <text:p text:style-name="P80">tactical (5) +2x%</text:p>
                  <text:list>
                    <text:list-item>
                      <text:p text:style-name="P80">2 upgrade slots </text:p>
                    </text:list-item>
                    <text:list-item>
                      <text:p text:style-name="P80">offense: 2 equip slots </text:p>
                    </text:list-item>
                  </text:list>
                </text:list-item>
                <text:list-item>
                  <text:p text:style-name="P80">core (3)</text:p>
                  <text:list>
                    <text:list-item>
                      <text:p text:style-name="P81">1 upgrade slot </text:p>
                    </text:list-item>
                    <text:list-item>
                      <text:p text:style-name="P81">defense: 1 equip slot </text:p>
                    </text:list-item>
                  </text:list>
                </text:list-item>
                <text:list-item>
                  <text:p text:style-name="P81">engineering (4)</text:p>
                  <text:list>
                    <text:list-item>
                      <text:p text:style-name="P81">2 upgrade slots </text:p>
                    </text:list-item>
                    <text:list-item>
                      <text:p text:style-name="P81">supply: 2 equip slots </text:p>
                    </text:list-item>
                  </text:list>
                </text:list-item>
              </text:list>
            </text:list-item>
          </text:list>
        </text:list-item>
      </text:list>
      <text:p text:style-name="P24"/>
      <text:p text:style-name="P9">Race Information (continued)</text:p>
      <text:list xml:id="list171143994340942" text:continue-numbering="true" text:style-name="L5">
        <text:list-item>
          <text:p text:style-name="P81">Large Ships</text:p>
          <text:list>
            <text:list-item>
              <text:p text:style-name="P81">Juggernaught<text:span text:style-name="T35"> (13 slots) Defender: +3x% bonus to core</text:span></text:p>
              <text:list>
                <text:list-item>
                  <text:p text:style-name="P73">tactical (<text:span text:style-name="T38">4</text:span>)</text:p>
                  <text:list>
                    <text:list-item>
                      <text:p text:style-name="P73">2 upgrade slots </text:p>
                    </text:list-item>
                    <text:list-item>
                      <text:p text:style-name="P73">offense: <text:span text:style-name="T38">2</text:span> equip slots </text:p>
                    </text:list-item>
                  </text:list>
                </text:list-item>
                <text:list-item>
                  <text:p text:style-name="P73">core (<text:span text:style-name="T38">9</text:span>) +3x%</text:p>
                  <text:list>
                    <text:list-item>
                      <text:p text:style-name="P75">3 upgrade slots </text:p>
                    </text:list-item>
                    <text:list-item>
                      <text:p text:style-name="P75">defense: 3 equip slots </text:p>
                    </text:list-item>
                  </text:list>
                </text:list-item>
                <text:list-item>
                  <text:p text:style-name="P75">engineering (<text:span text:style-name="T38">2</text:span>)</text:p>
                  <text:list>
                    <text:list-item>
                      <text:p text:style-name="P75">1 upgrade slot</text:p>
                    </text:list-item>
                    <text:list-item>
                      <text:p text:style-name="P75">supply: <text:span text:style-name="T38">2</text:span> equip slot </text:p>
                    </text:list-item>
                  </text:list>
                </text:list-item>
              </text:list>
            </text:list-item>
            <text:list-item>
              <text:p text:style-name="P75"><text:span text:style-name="T38">Argos</text:span> (13 slots) <text:span text:style-name="T30">Support: +20% storage capacity, can make items/equipment, can equip self and other ships ← might change to can spawn smaller ships</text:span></text:p>
              <text:list>
                <text:list-item>
                  <text:p text:style-name="P75">tactical (<text:span text:style-name="T38">1</text:span>)</text:p>
                  <text:list>
                    <text:list-item>
                      <text:p text:style-name="P75">1 upgrade slot </text:p>
                    </text:list-item>
                    <text:list-item>
                      <text:p text:style-name="P75">offensive: <text:span text:style-name="T38">1</text:span> equip slots </text:p>
                    </text:list-item>
                  </text:list>
                </text:list-item>
                <text:list-item>
                  <text:p text:style-name="P75">core (<text:span text:style-name="T38">6)</text:span></text:p>
                  <text:list>
                    <text:list-item>
                      <text:p text:style-name="P75">2 upgrade slots </text:p>
                    </text:list-item>
                    <text:list-item>
                      <text:p text:style-name="P75">defense: <text:span text:style-name="T38">3</text:span> equip slots</text:p>
                    </text:list-item>
                  </text:list>
                </text:list-item>
                <text:list-item>
                  <text:p text:style-name="P75">engineering (<text:span text:style-name="T38">8</text:span>)</text:p>
                  <text:list>
                    <text:list-item>
                      <text:p text:style-name="P75">3 upgrade slots </text:p>
                    </text:list-item>
                    <text:list-item>
                      <text:p text:style-name="P75">supply: 3 equip slots </text:p>
                    </text:list-item>
                  </text:list>
                </text:list-item>
              </text:list>
            </text:list-item>
            <text:list-item>
              <text:p text:style-name="P75"><text:span text:style-name="T38">Galleon</text:span> (13 slots) <text:span text:style-name="T30">Offensive: +3x% bonus to tactical</text:span></text:p>
              <text:list>
                <text:list-item>
                  <text:p text:style-name="P75">tactical (<text:span text:style-name="T38">7</text:span>) +3x%</text:p>
                  <text:list>
                    <text:list-item>
                      <text:p text:style-name="P75">3 upgrade slots </text:p>
                    </text:list-item>
                    <text:list-item>
                      <text:p text:style-name="P75">offense: 3 equip slots </text:p>
                    </text:list-item>
                  </text:list>
                </text:list-item>
                <text:list-item>
                  <text:p text:style-name="P75">core (<text:span text:style-name="T38">3</text:span>)</text:p>
                  <text:list>
                    <text:list-item>
                      <text:p text:style-name="P75">1 upgrade slot </text:p>
                    </text:list-item>
                    <text:list-item>
                      <text:p text:style-name="P75">defense: 2 equip slots </text:p>
                    </text:list-item>
                  </text:list>
                </text:list-item>
                <text:list-item>
                  <text:p text:style-name="P75">engineering (<text:span text:style-name="T38">5</text:span>) </text:p>
                  <text:list>
                    <text:list-item>
                      <text:p text:style-name="P75">2 upgrade slots </text:p>
                    </text:list-item>
                  </text:list>
                </text:list-item>
              </text:list>
            </text:list-item>
            <text:list-item>
              <text:p text:style-name="P75">supply: 2 equip slots </text:p>
            </text:list-item>
          </text:list>
        </text:list-item>
      </text:list>
      <text:p text:style-name="P15"/>
      <text:p text:style-name="P12"/>
      <text:p text:style-name="P15"/>
      <text:p text:style-name="P2">Pickups</text:p>
      <text:p text:style-name="P1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2"/>
      <text:list xml:id="list1407498535410884887" text:style-name="L6">
        <text:list-item>
          <text:p text:style-name="P89">Consumables:</text:p>
          <text:list>
            <text:list-item>
              <text:p text:style-name="P84">Energy</text:p>
              <text:list>
                <text:list-item>
                  <text:p text:style-name="P84">quick refill x or % (immediate and holdable)</text:p>
                </text:list-item>
                <text:list-item>
                  <text:p text:style-name="P84">regeneration (immediate and holdable), <text:s/>timed</text:p>
                </text:list-item>
                <text:list-item>
                  <text:p text:style-name="P84">undecided</text:p>
                </text:list-item>
              </text:list>
            </text:list-item>
            <text:list-item>
              <text:p text:style-name="P84">health</text:p>
              <text:list>
                <text:list-item>
                  <text:p text:style-name="P84">quick refill x or % (immediate and holdable)</text:p>
                  <text:list>
                    <text:list-item>
                      <text:p text:style-name="P84">still deciding and working on graphics</text:p>
                    </text:list-item>
                  </text:list>
                </text:list-item>
                <text:list-item>
                  <text:p text:style-name="P84">regeneration (immediate and holdable), <text:s/>timed</text:p>
                  <text:list>
                    <text:list-item>
                      <text:p text:style-name="P84">still deciding and working on graphics</text:p>
                    </text:list-item>
                  </text:list>
                </text:list-item>
                <text:list-item>
                  <text:p text:style-name="P84">undecided</text:p>
                </text:list-item>
              </text:list>
            </text:list-item>
            <text:list-item>
              <text:p text:style-name="P84">Offensive Power</text:p>
              <text:list>
                <text:list-item>
                  <text:p text:style-name="P84"><text:span text:style-name="T8">hit power bonus: </text:span>+<text:span text:style-name="T8">x <text:s/>or </text:span>% (timed, maybe stackable)</text:p>
                  <text:list>
                    <text:list-item>
                      <text:p text:style-name="P84">still deciding and working on graphics</text:p>
                    </text:list-item>
                  </text:list>
                </text:list-item>
                <text:list-item>
                  <text:p text:style-name="P85"><text:span text:style-name="T20">Fire Rate bonus: +x or % (timed, not stackable)</text:span> </text:p>
                  <text:list>
                    <text:list-item>
                      <text:p text:style-name="P86">still deciding on graphics</text:p>
                    </text:list-item>
                  </text:list>
                </text:list-item>
                <text:list-item>
                  <text:p text:style-name="P84">option? <text:span text:style-name="T17">( maybe or improved range - undecided)</text:span></text:p>
                  <text:list>
                    <text:list-item>
                      <text:p text:style-name="P84">still deciding and working on graphics</text:p>
                    </text:list-item>
                  </text:list>
                </text:list-item>
              </text:list>
            </text:list-item>
          </text:list>
        </text:list-item>
        <text:list-item>
          <text:p text:style-name="P89">Upgrades:</text:p>
          <text:list>
            <text:list-item>
              <text:p text:style-name="P91">improved materials (+ max stat)</text:p>
            </text:list-item>
            <text:list-item>
              <text:p text:style-name="P91">improved process ( - energy/ammo/hp cost)</text:p>
            </text:list-item>
            <text:list-item>
              <text:p text:style-name="P91">improved efficiency (+ output – not sure of what for each type of equipment yet)</text:p>
            </text:list-item>
          </text:list>
        </text:list-item>
      </text:list>
      <text:p text:style-name="P43"/>
      <text:p text:style-name="P5">Pickups <text:span text:style-name="T40">(continued)</text:span></text:p>
      <text:p text:style-name="P45"/>
      <text:list xml:id="list171143862689764" text:continue-numbering="true" text:style-name="L6">
        <text:list-item>
          <text:p text:style-name="P90">Equipment:</text:p>
          <text:list>
            <text:list-item>
              <text:p text:style-name="P92">Offense</text:p>
              <text:list>
                <text:list-item>
                  <text:p text:style-name="P92">cannon types (can only have 1 installed)</text:p>
                  <text:list>
                    <text:list-item>
                      <text:p text:style-name="P93">plasma cannon (uses plasma shot)</text:p>
                    </text:list-item>
                    <text:list-item>
                      <text:p text:style-name="P94">laser cannon (uses laser shot)</text:p>
                    </text:list-item>
                    <text:list-item>
                      <text:p text:style-name="P95">rail gun (<text:span text:style-name="T23">uses ?)</text:span></text:p>
                    </text:list-item>
                    <text:list-item>
                      <text:p text:style-name="P96">more later*</text:p>
                    </text:list-item>
                  </text:list>
                </text:list-item>
                <text:list-item>
                  <text:p text:style-name="P97"><text:span text:style-name="T22">gun</text:span> types</text:p>
                  <text:list>
                    <text:list-item>
                      <text:p text:style-name="P93">blasters (uses blaster shot)</text:p>
                    </text:list-item>
                    <text:list-item>
                      <text:p text:style-name="P94">lasers (uses laser shot ?)</text:p>
                    </text:list-item>
                    <text:list-item>
                      <text:p text:style-name="P98">particle gun (uses particle)</text:p>
                    </text:list-item>
                    <text:list-item>
                      <text:p text:style-name="P96">more later*</text:p>
                    </text:list-item>
                  </text:list>
                </text:list-item>
                <text:list-item>
                  <text:p text:style-name="P92">auxillary types</text:p>
                  <text:list>
                    <text:list-item>
                      <text:p text:style-name="P94">decoy launcher (uses decoy) <text:span text:style-name="T21">(ammo)</text:span></text:p>
                    </text:list-item>
                    <text:list-item>
                      <text:p text:style-name="P99">mine launcher (uses mine) (ammo)</text:p>
                    </text:list-item>
                    <text:list-item>
                      <text:p text:style-name="P94">Turrets (uses bullet) (fires at mouse position regardless of ship rotation)</text:p>
                    </text:list-item>
                    <text:list-item>
                      <text:p text:style-name="P94">tractor beam (if I can figure out how to get it to work / display)</text:p>
                    </text:list-item>
                    <text:list-item>
                      <text:p text:style-name="P94">more needed*</text:p>
                    </text:list-item>
                  </text:list>
                </text:list-item>
              </text:list>
            </text:list-item>
            <text:list-item>
              <text:p text:style-name="P92">Defense</text:p>
              <text:list>
                <text:list-item>
                  <text:p text:style-name="P94">ionization <text:span text:style-name="T24">field</text:span> <text:span text:style-name="T21">(protects against energy weapons only) (uses less energy)</text:span></text:p>
                </text:list-item>
                <text:list-item>
                  <text:p text:style-name="P100">kinetic barrier (protects against physical attacks only) ( uses less energy)</text:p>
                </text:list-item>
                <text:list-item>
                  <text:p text:style-name="P94">shields <text:span text:style-name="T21">(protects against all) (uses more energy)</text:span></text:p>
                </text:list-item>
                <text:list-item>
                  <text:p text:style-name="P101">over booster (speed at cost of structural integrity (-hp))</text:p>
                </text:list-item>
                <text:list-item>
                  <text:p text:style-name="P94">more needed*</text:p>
                </text:list-item>
              </text:list>
            </text:list-item>
            <text:list-item>
              <text:p text:style-name="P92">Supply</text:p>
              <text:list>
                <text:list-item>
                  <text:p text:style-name="P94">auto repair (self)</text:p>
                </text:list-item>
                <text:list-item>
                  <text:p text:style-name="P94">energy collection (self)</text:p>
                </text:list-item>
                <text:list-item>
                  <text:p text:style-name="P94"><text:span text:style-name="T19">propulsion drive</text:span> <text:span text:style-name="T20">(upgrade)</text:span></text:p>
                </text:list-item>
                <text:list-item>
                  <text:p text:style-name="P93">inertial dampener effficiency</text:p>
                </text:list-item>
                <text:list-item>
                  <text:p text:style-name="P96">inertial drifter (improved turning while braking)</text:p>
                </text:list-item>
                <text:list-item>
                  <text:p text:style-name="P94">repair (others)</text:p>
                </text:list-item>
                <text:list-item>
                  <text:p text:style-name="P94">energize (others)</text:p>
                </text:list-item>
                <text:list-item>
                  <text:p text:style-name="P102">upgrade (others)</text:p>
                </text:list-item>
              </text:list>
            </text:list-item>
          </text:list>
        </text:list-item>
      </text:list>
      <text:p text:style-name="P27"/>
      <text:p text:style-name="P27"/>
      <text:p text:style-name="P31"/>
      <text:p text:style-name="P40">Appendix A</text:p>
      <text:p text:style-name="P30"/>
      <text:p text:style-name="P29">Stats</text:p>
      <text:p text:style-name="P39"><text:span text:style-name="T2">3 </text:span><text:span text:style-name="T1">Stats are divided into Tactical (red), Operations (green), and Engineering (blue)</text:span><text:span text:style-name="T3">. </text:span><text:span text:style-name="T1">The numbers these stats carry are derrived by size, type, and racial modifiers. </text:span><text:span text:style-name="T3">Stats can also be upgraded in the upgrade section, up to 5 slots for each section depending on initial stats. </text:span></text:p>
      <text:p text:style-name="P104">Size variatio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2">Size</text:p>
          </table:table-cell>
          <table:table-cell table:style-name="Table1.A1" office:value-type="string">
            <text:p text:style-name="P52">Base stat</text:p>
          </table:table-cell>
          <table:table-cell table:style-name="Table1.A1" office:value-type="string">
            <text:p text:style-name="P52">Vessel+</text:p>
          </table:table-cell>
          <table:table-cell table:style-name="Table1.A1" office:value-type="string">
            <text:p text:style-name="P52">Vessel-</text:p>
          </table:table-cell>
          <table:table-cell table:style-name="Table1.A1" office:value-type="string">
            <text:p text:style-name="P52">Race+</text:p>
          </table:table-cell>
          <table:table-cell table:style-name="Table1.F1" office:value-type="string">
            <text:p text:style-name="P52">Race-</text:p>
          </table:table-cell>
        </table:table-row>
        <table:table-row>
          <table:table-cell table:style-name="Table1.A2" office:value-type="string">
            <text:p text:style-name="P51">Small</text:p>
          </table:table-cell>
          <table:table-cell table:style-name="Table1.A2" office:value-type="string">
            <text:p text:style-name="P53">3</text:p>
          </table:table-cell>
          <table:table-cell table:style-name="Table1.A2" office:value-type="string">
            <text:p text:style-name="P53">+1</text:p>
          </table:table-cell>
          <table:table-cell table:style-name="Table1.A2" office:value-type="string">
            <text:p text:style-name="P54">-<text:span text:style-name="T41">0</text:span></text:p>
          </table:table-cell>
          <table:table-cell table:style-name="Table1.A2" office:value-type="string">
            <text:p text:style-name="P53">+1</text:p>
          </table:table-cell>
          <table:table-cell table:style-name="Table1.F2" office:value-type="string">
            <text:p text:style-name="P54">-<text:span text:style-name="T41">2</text:span></text:p>
          </table:table-cell>
        </table:table-row>
        <table:table-row>
          <table:table-cell table:style-name="Table1.A2" office:value-type="string">
            <text:p text:style-name="P51">Medium</text:p>
          </table:table-cell>
          <table:table-cell table:style-name="Table1.A2" office:value-type="string">
            <text:p text:style-name="P53">6</text:p>
          </table:table-cell>
          <table:table-cell table:style-name="Table1.A2" office:value-type="string">
            <text:p text:style-name="P53">+2</text:p>
          </table:table-cell>
          <table:table-cell table:style-name="Table1.A2" office:value-type="string">
            <text:p text:style-name="P54">-<text:span text:style-name="T41">1</text:span></text:p>
          </table:table-cell>
          <table:table-cell table:style-name="Table1.A2" office:value-type="string">
            <text:p text:style-name="P53">+2</text:p>
          </table:table-cell>
          <table:table-cell table:style-name="Table1.F2" office:value-type="string">
            <text:p text:style-name="P54">-<text:span text:style-name="T41">1</text:span></text:p>
          </table:table-cell>
        </table:table-row>
        <table:table-row>
          <table:table-cell table:style-name="Table1.A2" office:value-type="string">
            <text:p text:style-name="P51">Large</text:p>
          </table:table-cell>
          <table:table-cell table:style-name="Table1.A2" office:value-type="string">
            <text:p text:style-name="P53">9</text:p>
          </table:table-cell>
          <table:table-cell table:style-name="Table1.A2" office:value-type="string">
            <text:p text:style-name="P53">+3</text:p>
          </table:table-cell>
          <table:table-cell table:style-name="Table1.A2" office:value-type="string">
            <text:p text:style-name="P54">-<text:span text:style-name="T41">2</text:span></text:p>
          </table:table-cell>
          <table:table-cell table:style-name="Table1.A2" office:value-type="string">
            <text:p text:style-name="P53">+3</text:p>
          </table:table-cell>
          <table:table-cell table:style-name="Table1.F2" office:value-type="string">
            <text:p text:style-name="P54">-<text:span text:style-name="T41">0</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105">Type variations:</text:p>
            <table:table table:name="Table2" table:style-name="Table2">
              <table:table-column table:style-name="Table2.A"/>
              <table:table-column table:style-name="Table2.B" table:number-columns-repeated="3"/>
              <table:table-row>
                <table:table-cell table:style-name="Table2.A1" office:value-type="string">
                  <text:p text:style-name="P55">Type</text:p>
                </table:table-cell>
                <table:table-cell table:style-name="Table2.A1" office:value-type="string">
                  <text:p text:style-name="P55">Tactical</text:p>
                </table:table-cell>
                <table:table-cell table:style-name="Table2.A1" office:value-type="string">
                  <text:p text:style-name="P55">Operations</text:p>
                </table:table-cell>
                <table:table-cell table:style-name="Table2.D1" office:value-type="string">
                  <text:p text:style-name="P55">Engineering</text:p>
                </table:table-cell>
              </table:table-row>
              <table:table-row>
                <table:table-cell table:style-name="Table2.A2" office:value-type="string">
                  <text:p text:style-name="P56">Combat</text:p>
                </table:table-cell>
                <table:table-cell table:style-name="Table2.A2" office:value-type="string">
                  <text:p text:style-name="P55">+</text:p>
                </table:table-cell>
                <table:table-cell table:style-name="Table2.A2" office:value-type="string">
                  <text:p text:style-name="P55">=</text:p>
                </table:table-cell>
                <table:table-cell table:style-name="Table2.D2" office:value-type="string">
                  <text:p text:style-name="P57">-</text:p>
                </table:table-cell>
              </table:table-row>
              <table:table-row>
                <table:table-cell table:style-name="Table2.A2" office:value-type="string">
                  <text:p text:style-name="P56">Supply</text:p>
                </table:table-cell>
                <table:table-cell table:style-name="Table2.A2" office:value-type="string">
                  <text:p text:style-name="P57">-</text:p>
                </table:table-cell>
                <table:table-cell table:style-name="Table2.A2" office:value-type="string">
                  <text:p text:style-name="P55">+</text:p>
                </table:table-cell>
                <table:table-cell table:style-name="Table2.D2" office:value-type="string">
                  <text:p text:style-name="P55">=</text:p>
                </table:table-cell>
              </table:table-row>
              <table:table-row>
                <table:table-cell table:style-name="Table2.A2" office:value-type="string">
                  <text:p text:style-name="P56">Scout</text:p>
                </table:table-cell>
                <table:table-cell table:style-name="Table2.A2" office:value-type="string">
                  <text:p text:style-name="P55">=</text:p>
                </table:table-cell>
                <table:table-cell table:style-name="Table2.A2" office:value-type="string">
                  <text:p text:style-name="P57">-</text:p>
                </table:table-cell>
                <table:table-cell table:style-name="Table2.D2" office:value-type="string">
                  <text:p text:style-name="P55">+</text:p>
                </table:table-cell>
              </table:table-row>
            </table:table>
            <text:p text:style-name="P105"/>
          </table:table-cell>
          <table:table-cell table:style-name="Table3.A1" office:value-type="string">
            <text:p text:style-name="P103">Race variations:</text:p>
            <table:table table:name="Table4" table:style-name="Table4">
              <table:table-column table:style-name="Table4.A"/>
              <table:table-column table:style-name="Table4.B" table:number-columns-repeated="3"/>
              <table:table-row>
                <table:table-cell table:style-name="Table4.A1" office:value-type="string">
                  <text:p text:style-name="P55">Race</text:p>
                </table:table-cell>
                <table:table-cell table:style-name="Table4.A1" office:value-type="string">
                  <text:p text:style-name="P55">Tactical</text:p>
                </table:table-cell>
                <table:table-cell table:style-name="Table4.A1" office:value-type="string">
                  <text:p text:style-name="P55">Operations</text:p>
                </table:table-cell>
                <table:table-cell table:style-name="Table4.D1" office:value-type="string">
                  <text:p text:style-name="P55">Engineering</text:p>
                </table:table-cell>
              </table:table-row>
              <table:table-row>
                <table:table-cell table:style-name="Table4.A2" office:value-type="string">
                  <text:p text:style-name="P56">Chentia</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5">=</text:p>
                </table:table-cell>
              </table:table-row>
              <table:table-row>
                <table:table-cell table:style-name="Table4.A2" office:value-type="string">
                  <text:p text:style-name="P56">Supply</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7">-</text:p>
                </table:table-cell>
              </table:table-row>
              <table:table-row>
                <table:table-cell table:style-name="Table4.A2" office:value-type="string">
                  <text:p text:style-name="P56">Scout</text:p>
                </table:table-cell>
                <table:table-cell table:style-name="Table4.A2" office:value-type="string">
                  <text:p text:style-name="P55">-</text:p>
                </table:table-cell>
                <table:table-cell table:style-name="Table4.A2" office:value-type="string">
                  <text:p text:style-name="P55">=</text:p>
                </table:table-cell>
                <table:table-cell table:style-name="Table4.D2" office:value-type="string">
                  <text:p text:style-name="P55"/>
                </table:table-cell>
              </table:table-row>
            </table:table>
            <text:p text:style-name="P107"/>
          </table:table-cell>
        </table:table-row>
      </table:table>
      <text:p text:style-name="P106">Equipment Slots</text:p>
      <text:p text:style-name="P36"><text:span text:style-name="T12">6 types of equipment can have 0-3 slots each depending on race, type and size of ship. Different ships have access to different subtypes of equipment. </text:span><text:span text:style-name="T16">Two of each stat will be used to determine how well a certain piece of equipment functions aboard the ship it is equipped to.</text:span><text:span text:style-name="T12"> </text:span></text:p>
      <text:p text:style-name="P35"><draw:frame draw:style-name="fr1" draw:name="Object1" text:anchor-type="paragraph" svg:x="0.3201in" svg:y="0in" svg:width="4.1602in" svg:height="4.2665in" draw:z-index="0"><draw:object xlink:href="./Object 1" xlink:type="simple" xlink:show="embed" xlink:actuate="onLoad"/><draw:image xlink:href="./ObjectReplacements/Object 1" xlink:type="simple" xlink:show="embed" xlink:actuate="onLoad"/></draw:frame> <text:span text:style-name="T44">Legend: </text:span></text:p>
      <text:list xml:id="list2764512404834992124" text:style-name="L7">
        <text:list-item>
          <text:p text:style-name="P87">s = standard</text:p>
          <text:list>
            <text:list-item>
              <text:p text:style-name="P87">every ship comes with one of these equipped, can be upgraded for same type <text:span text:style-name="T45">if it is not darkened out.</text:span></text:p>
            </text:list-item>
          </text:list>
        </text:list-item>
        <text:list-item>
          <text:p text:style-name="P87">m = multiples</text:p>
          <text:list>
            <text:list-item>
              <text:p text:style-name="P87">does not come with one originally</text:p>
            </text:list-item>
            <text:list-item>
              <text:p text:style-name="P87">can have multiples of each one as space allows</text:p>
            </text:list-item>
          </text:list>
        </text:list-item>
        <text:list-item>
          <text:p text:style-name="P87">x = available</text:p>
          <text:list>
            <text:list-item>
              <text:p text:style-name="P87">can use if there is an available slot.</text:p>
            </text:list-item>
          </text:list>
        </text:list-item>
      </text:list>
      <text:p text:style-name="P28"/>
      <text:p text:style-name="P33"/>
      <text:p text:style-name="P37"/>
      <text:p text:style-name="P41">Proposed</text:p>
      <text:p text:style-name="P32"/>
      <text:p text:style-name="P32">stat systems = core, engineering, tactical – upgrade only- up to 3 or 6? (already provide stats)</text:p>
      <text:p text:style-name="P32">equip systems = defensive, offensive, supply – provide equipments – up to ? Depending on size, <text:s/>and stats – boosts already dependant on stats – no need for upgrades might make AI information gathering simpler</text:p>
      <text:p text:style-name="P32"/>
      <text:p text:style-name="P38">need to fix inventory – figure out a way to both move and use inventory from inventory window. Get rid of buttons on bubbles. Will make easier for AI to use – <text:span text:style-name="T25">doubly so as ai will have no need to move items around</text:span><text:span text:style-name="T42"> - </text:span><text:span text:style-name="T43">Done</text:span></text:p>
      <text:p text:style-name="P32"/>
      <text:p text:style-name="P32">Decide once and for all whether to make shields, automatic, fully manual, or semi_automatic (toggle)</text:p>
      <text:p text:style-name="P32">leaning toward toggle, in order to make them drain energy from space dust maybe add shader for more effect (and as a fun way to do energy consumption) Will make easier for AI to use .</text:p>
      <text:p text:style-name="P32"/>
      <text:p text:style-name="P32">After AI implemented, make ships lose carried items upon destruction and maybe chance of equipped items when finishing equipment </text:p>
      <text:p text:style-name="P32"/>
      <text:p text:style-name="P32">Then, work on giving stations and perhaps supply ships more roles. Such as adding equipment via window. Supply ships limited to what they are making . Then asteroids will <text:s/>make items a lot rarrer</text:p>
      <text:p text:style-name="P32"/>
      <text:p text:style-name="P32"/>
      <text:p text:style-name="P32">Need 3-9 items that can be mined from asteroids instead from semi-common to super rare to make upgrades, and <text:span text:style-name="T25">perhaps install equipment.</text:span></text:p>
      <text:p text:style-name="P32"/>
      <text:p text:style-name="P34">Perhaps give asteroids an “inventory” letting things they find, land upon them <text:s/>perhaps to the tune of 3, 6 and 9 with 0 – 2/3 filled upon creation – could give more reason to kill asteroids to see what they have, but I think the numbers might need balance like maybe 2, 4 and 6 qith 0 – 2/3 rounded down</text:p>
      <text:p text:style-name="P34"/>
      <text:p text:style-name="P34">if equipment can be found, it should be damaged so that it would need to be repaired to be installed at a supply ship or space station. Then decide whether to install then or make them plug and play. <text:s/>Decide on rules for fixing. <text:s/>- adds a possible behavior to AI. Might be easier to make them plug and play. Also opens up small trade quest missions for fighter type ships to be used as a smullgler or as a security run.</text:p>
      <text:p text:style-name="P3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17:11:43.655251158</dc:date>
    <dc:creator>Tim Nottellinu</dc:creator>
    <meta:editing-duration>PT22H32M24S</meta:editing-duration>
    <meta:editing-cycles>29</meta:editing-cycles>
    <meta:generator>LibreOffice/5.0.5.2$Linux_X86_64 LibreOffice_project/00m0$Build-2</meta:generator>
    <meta:document-statistic meta:table-count="4" meta:image-count="0" meta:object-count="1" meta:page-count="16" meta:paragraph-count="486" meta:word-count="3061" meta:character-count="16394" meta:non-whitespace-character-count="140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5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dotted #000000" style:text-align-source="fix" style:repeat-content="false" fo:border-left="0.74pt solid #000000" fo:border-right="0.74pt solid #000000" fo:border-top="0.74pt solid #000000"/>
      <style:paragraph-properties fo:text-align="center" fo:margin-left="0pt"/>
    </style:style>
    <style:style style:name="ce2" style:family="table-cell" style:parent-style-name="Default">
      <style:table-cell-properties fo:border-bottom="0.74pt dotted #000000" style:text-align-source="fix" style:repeat-content="false" fo:border-left="0.74pt solid #000000" fo:border-right="0.74pt dotted #000000" fo:border-top="0.74pt dotted #000000"/>
      <style:paragraph-properties fo:text-align="center" fo:margin-left="0pt"/>
    </style:style>
    <style:style style:name="ce3" style:family="table-cell" style:parent-style-name="Default">
      <style:table-cell-properties fo:border-bottom="0.74pt dotted #000000" fo:border-left="0.74pt solid #000000" fo:border-right="0.74pt dotted #000000" fo:border-top="0.74pt dotted #000000"/>
    </style:style>
    <style:style style:name="ce4" style:family="table-cell" style:parent-style-name="Default">
      <style:table-cell-properties fo:border-bottom="0.74pt solid #000000" fo:border-left="0.74pt solid #000000" fo:border-right="0.74pt dotted #000000" fo:border-top="0.74pt dotted #000000"/>
    </style:style>
    <style:style style:name="ce5" style:family="table-cell" style:parent-style-name="Default">
      <style:table-cell-properties fo:border-bottom="0.74pt dotted #000000" fo:border-left="0.74pt dotted #000000" fo:border-right="0.74pt dotted #000000" fo:border-top="0.74pt solid #000000"/>
    </style:style>
    <style:style style:name="ce6" style:family="table-cell" style:parent-style-name="Default">
      <style:table-cell-properties style:text-align-source="fix" style:repeat-content="false" fo:border="0.74pt dotted #000000"/>
      <style:paragraph-properties fo:text-align="center" fo:margin-left="0pt"/>
    </style:style>
    <style:style style:name="ce7" style:family="table-cell" style:parent-style-name="Default">
      <style:table-cell-properties fo:border-bottom="0.74pt dotted #000000" fo:border-left="0.74pt dotted #000000" fo:border-right="0.74pt solid #000000" fo:border-top="0.74pt dotted #000000"/>
    </style:style>
    <style:style style:name="ce8" style:family="table-cell" style:parent-style-name="Default">
      <style:table-cell-properties fo:border-bottom="0.74pt solid #000000" style:text-align-source="fix" style:repeat-content="false" fo:border-left="0.74pt dotted #000000" fo:border-right="0.74pt dotted #000000" fo:border-top="0.74pt dotted #000000"/>
      <style:paragraph-properties fo:text-align="center" fo:margin-left="0pt"/>
    </style:style>
    <style:style style:name="ce9" style:family="table-cell" style:parent-style-name="Default">
      <style:table-cell-properties fo:border="0.74pt dotted #000000"/>
    </style:style>
    <style:style style:name="ce10" style:family="table-cell" style:parent-style-name="Default">
      <style:table-cell-properties fo:border-bottom="0.74pt dotted #000000" fo:border-left="0.74pt dotted #000000" fo:border-right="0.74pt solid #000000" fo:border-top="0.74pt solid #000000"/>
    </style:style>
    <style:style style:name="ce11" style:family="table-cell" style:parent-style-name="Default">
      <style:table-cell-properties fo:border-bottom="0.74pt dotted #000000" style:text-align-source="fix" style:repeat-content="false" fo:border-left="0.74pt dotted #000000" fo:border-right="0.74pt solid #000000" fo:border-top="0.74pt dotted #000000"/>
      <style:paragraph-properties fo:text-align="center" fo:margin-left="0pt"/>
    </style:style>
    <style:style style:name="ce12" style:family="table-cell" style:parent-style-name="Default">
      <style:table-cell-properties fo:border-bottom="0.74pt solid #000000" style:text-align-source="fix" style:repeat-content="false" fo:border-left="0.74pt dotted #000000" fo:border-right="0.74pt solid #000000" fo:border-top="0.74pt dotte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3"/>
        <table:table-column table:style-name="co2" table:number-columns-repeated="2" table:default-cell-style-name="ce6"/>
        <table:table-column table:style-name="co2" table:default-cell-style-name="ce11"/>
        <table:table-row table:style-name="ro1">
          <table:table-cell table:style-name="ce1" office:value-type="string" calcext:value-type="string" table:number-columns-spanned="4" table:number-rows-spanned="1">
            <text:p>Equipment Availabilty by type</text:p>
          </table:table-cell>
          <table:covered-table-cell table:number-columns-repeated="2" table:style-name="ce5"/>
          <table:covered-table-cell table:style-name="ce10"/>
        </table:table-row>
        <table:table-row table:style-name="ro1">
          <table:table-cell table:style-name="ce2" office:value-type="string" calcext:value-type="string">
            <text:p>Ship Type</text:p>
          </table:table-cell>
          <table:table-cell office:value-type="string" calcext:value-type="string">
            <text:p>Combat</text:p>
          </table:table-cell>
          <table:table-cell office:value-type="string" calcext:value-type="string">
            <text:p>Scout</text:p>
          </table:table-cell>
          <table:table-cell office:value-type="string" calcext:value-type="string">
            <text:p>Supply</text:p>
          </table:table-cell>
        </table:table-row>
        <table:table-row table:style-name="ro1">
          <table:table-cell office:value-type="string" calcext:value-type="string">
            <text:p>Offensive (tct/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Cannon</text:p>
          </table:table-cell>
          <table:table-cell office:value-type="string" calcext:value-type="string">
            <text:p>x</text:p>
          </table:table-cell>
          <table:table-cell table:number-columns-repeated="2"/>
        </table:table-row>
        <table:table-row table:style-name="ro1">
          <table:table-cell office:value-type="string" calcext:value-type="string">
            <text:p>Guns</text:p>
          </table:table-cell>
          <table:table-cell table:number-columns-repeated="3" office:value-type="string" calcext:value-type="string">
            <text:p>s</text:p>
          </table:table-cell>
        </table:table-row>
        <table:table-row table:style-name="ro1">
          <table:table-cell office:value-type="string" calcext:value-type="string">
            <text:p>Auxillary</text:p>
          </table:table-cell>
          <table:table-cell table:number-columns-repeated="2" office:value-type="string" calcext:value-type="string">
            <text:p>x</text:p>
          </table:table-cell>
          <table:table-cell/>
        </table:table-row>
        <table:table-row table:style-name="ro1">
          <table:table-cell office:value-type="string" calcext:value-type="string">
            <text:p>Defensive (tct/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Armor</text:p>
          </table:table-cell>
          <table:table-cell table:number-columns-repeated="3" office:value-type="string" calcext:value-type="string">
            <text:p>s</text:p>
          </table:table-cell>
        </table:table-row>
        <table:table-row table:style-name="ro1">
          <table:table-cell office:value-type="string" calcext:value-type="string">
            <text:p>Shields</text:p>
          </table:table-cell>
          <table:table-cell office:value-type="string" calcext:value-type="string">
            <text:p>x</text:p>
          </table:table-cell>
          <table:table-cell/>
          <table:table-cell office:value-type="string" calcext:value-type="string">
            <text:p>x</text:p>
          </table:table-cell>
        </table:table-row>
        <table:table-row table:style-name="ro1">
          <table:table-cell office:value-type="string" calcext:value-type="string">
            <text:p>Turrets</text:p>
          </table:table-cell>
          <table:table-cell office:value-type="string" calcext:value-type="string">
            <text:p>x</text:p>
          </table:table-cell>
          <table:table-cell table:number-columns-repeated="2"/>
        </table:table-row>
        <table:table-row table:style-name="ro1">
          <table:table-cell office:value-type="string" calcext:value-type="string">
            <text:p>auxillary</text:p>
          </table:table-cell>
          <table:table-cell table:number-columns-repeated="3" office:value-type="string" calcext:value-type="string">
            <text:p>x</text:p>
          </table:table-cell>
        </table:table-row>
        <table:table-row table:style-name="ro1">
          <table:table-cell office:value-type="string" calcext:value-type="string">
            <text:p>Navigation (eng/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gine</text:p>
          </table:table-cell>
          <table:table-cell table:number-columns-repeated="3" office:value-type="string" calcext:value-type="string">
            <text:p>s</text:p>
          </table:table-cell>
        </table:table-row>
        <table:table-row table:style-name="ro1">
          <table:table-cell office:value-type="string" calcext:value-type="string">
            <text:p>Inertial Dampener</text:p>
          </table:table-cell>
          <table:table-cell table:number-columns-repeated="3" office:value-type="string" calcext:value-type="string">
            <text:p>s</text:p>
          </table:table-cell>
        </table:table-row>
        <table:table-row table:style-name="ro1">
          <table:table-cell office:value-type="string" calcext:value-type="string">
            <text:p>booster</text:p>
          </table:table-cell>
          <table:table-cell table:number-columns-repeated="3" office:value-type="string" calcext:value-type="string">
            <text:p>x</text:p>
          </table:table-cell>
        </table:table-row>
        <table:table-row table:style-name="ro1">
          <table:table-cell office:value-type="string" calcext:value-type="string">
            <text:p>Sys Maint (eng/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ergy Replenish</text:p>
          </table:table-cell>
          <table:table-cell table:number-columns-repeated="3" office:value-type="string" calcext:value-type="string">
            <text:p>m</text:p>
          </table:table-cell>
        </table:table-row>
        <table:table-row table:style-name="ro1">
          <table:table-cell office:value-type="string" calcext:value-type="string">
            <text:p>Ship Maint (ops/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ship repair</text:p>
          </table:table-cell>
          <table:table-cell table:number-columns-repeated="3" office:value-type="string" calcext:value-type="string">
            <text:p>m</text:p>
          </table:table-cell>
        </table:table-row>
        <table:table-row table:style-name="ro1">
          <table:table-cell office:value-type="string" calcext:value-type="string">
            <text:p>Supply (ops/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bonus others</text:p>
          </table:table-cell>
          <table:table-cell table:number-columns-repeated="3" office:value-type="string" calcext:value-type="string">
            <text:p>m</text:p>
          </table:table-cell>
        </table:table-row>
        <table:table-row table:style-name="ro1">
          <table:table-cell office:value-type="string" calcext:value-type="string">
            <text:p>energize others</text:p>
          </table:table-cell>
          <table:table-cell table:number-columns-repeated="2"/>
          <table:table-cell office:value-type="string" calcext:value-type="string">
            <text:p>x</text:p>
          </table:table-cell>
        </table:table-row>
        <table:table-row table:style-name="ro1">
          <table:table-cell office:value-type="string" calcext:value-type="string">
            <text:p>repair others</text:p>
          </table:table-cell>
          <table:table-cell table:number-columns-repeated="2"/>
          <table:table-cell office:value-type="string" calcext:value-type="string">
            <text:p>x</text:p>
          </table:table-cell>
        </table:table-row>
        <table:table-row table:style-name="ro1">
          <table:table-cell table:style-name="ce4" office:value-type="string" calcext:value-type="string">
            <text:p>equip/upgrade others?</text:p>
          </table:table-cell>
          <table:table-cell table:style-name="ce8" table:number-columns-repeated="2"/>
          <table:table-cell table:style-name="ce12"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3:12:39.543053129">00:00:00</text:time></text:p>
        </style:region-right>
      </style:header>
      <style:header-left style:display="false"/>
      <style:footer>
        <text:p>Page <text:page-number>1</text:page-number> / <text:page-count>99</text:page-count></text:p>
      </style:footer>
      <style:footer-left style:display="false"/>
    </style:master-page>
  </office:master-styles>
</office:document-styles>
</file>